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0bac68"/>
    </style:style>
    <style:style style:name="P2" style:family="paragraph" style:parent-style-name="Standard">
      <style:text-properties officeooo:rsid="000bac68" officeooo:paragraph-rsid="000bac68"/>
    </style:style>
    <style:style style:name="P3" style:family="paragraph" style:parent-style-name="Standard">
      <style:paragraph-properties fo:text-align="center" style:justify-single-word="false"/>
      <style:text-properties fo:font-size="10pt" officeooo:rsid="000bac68" officeooo:paragraph-rsid="000bac68" style:font-size-asian="10pt" style:font-size-complex="10pt"/>
    </style:style>
    <style:style style:name="P4" style:family="paragraph" style:parent-style-name="Standard">
      <style:paragraph-properties fo:text-align="center" style:justify-single-word="false"/>
      <style:text-properties style:font-name="Times New Roman1" fo:font-size="12pt" officeooo:rsid="000bac68" officeooo:paragraph-rsid="001f97d6" style:font-size-asian="12pt" style:font-size-complex="12pt"/>
    </style:style>
    <style:style style:name="P5" style:family="paragraph" style:parent-style-name="Standard">
      <style:paragraph-properties fo:text-align="center" style:justify-single-word="false"/>
      <style:text-properties style:font-name="Times New Roman1" fo:font-size="12pt" officeooo:rsid="000bac68" officeooo:paragraph-rsid="000bac68" style:font-size-asian="12pt" style:font-size-complex="12pt"/>
    </style:style>
    <style:style style:name="P6" style:family="paragraph" style:parent-style-name="Standard">
      <style:paragraph-properties fo:line-height="200%"/>
      <style:text-properties style:font-name="Times New Roman1" fo:font-size="12pt" officeooo:rsid="0011ff45" officeooo:paragraph-rsid="0020ff83" style:font-size-asian="12pt" style:font-size-complex="12pt"/>
    </style:style>
    <style:style style:name="P7" style:family="paragraph" style:parent-style-name="Standard">
      <style:paragraph-properties fo:line-height="200%"/>
      <style:text-properties style:font-name="Times New Roman1" fo:font-size="12pt" officeooo:rsid="0015d93e" officeooo:paragraph-rsid="0044dda7" style:font-size-asian="12pt" style:font-size-complex="12pt"/>
    </style:style>
    <style:style style:name="P8" style:family="paragraph" style:parent-style-name="Standard">
      <style:paragraph-properties fo:line-height="200%"/>
      <style:text-properties style:font-name="Times New Roman1" fo:font-size="12pt" officeooo:rsid="001103ee" officeooo:paragraph-rsid="0020ff83" style:font-size-asian="12pt" style:font-size-complex="12pt"/>
    </style:style>
    <style:style style:name="P9" style:family="paragraph" style:parent-style-name="Standard">
      <style:paragraph-properties fo:line-height="200%"/>
      <style:text-properties style:font-name="Times New Roman1" fo:font-size="12pt" officeooo:rsid="001103ee" officeooo:paragraph-rsid="0023b3e2" style:font-size-asian="12pt" style:font-size-complex="12pt"/>
    </style:style>
    <style:style style:name="P10" style:family="paragraph" style:parent-style-name="Standard">
      <style:paragraph-properties fo:line-height="200%"/>
      <style:text-properties style:font-name="Times New Roman1" fo:font-size="12pt" officeooo:rsid="001103ee" officeooo:paragraph-rsid="0030f32a" style:font-size-asian="12pt" style:font-size-complex="12pt"/>
    </style:style>
    <style:style style:name="P11" style:family="paragraph" style:parent-style-name="Standard">
      <style:paragraph-properties fo:line-height="200%" fo:text-align="center" style:justify-single-word="false"/>
      <style:text-properties style:font-name="Times New Roman1" fo:font-size="12pt" officeooo:rsid="00368aba" officeooo:paragraph-rsid="00368aba" style:font-size-asian="12pt" style:font-size-complex="12pt"/>
    </style:style>
    <style:style style:name="P12" style:family="paragraph" style:parent-style-name="Standard">
      <style:paragraph-properties fo:line-height="200%" fo:text-align="start" style:justify-single-word="false"/>
      <style:text-properties style:font-name="Times New Roman1" fo:font-size="12pt" officeooo:rsid="00738922" officeooo:paragraph-rsid="00738922" style:font-size-asian="12pt" style:font-size-complex="12pt"/>
    </style:style>
    <style:style style:name="P13" style:family="paragraph" style:parent-style-name="Standard">
      <style:paragraph-properties fo:line-height="200%"/>
      <style:text-properties style:font-name="Times New Roman1" fo:font-size="12pt" officeooo:rsid="000feca7" officeooo:paragraph-rsid="00318c43" style:font-size-asian="12pt" style:font-size-complex="12pt"/>
    </style:style>
    <style:style style:name="P14" style:family="paragraph" style:parent-style-name="Standard">
      <style:paragraph-properties fo:line-height="200%" fo:text-align="center" style:justify-single-word="false"/>
      <style:text-properties style:font-name="Times New Roman1" fo:font-size="12pt" fo:font-weight="bold" officeooo:rsid="001103ee" officeooo:paragraph-rsid="001103ee" style:font-size-asian="12pt" style:font-weight-asian="bold" style:font-size-complex="12pt" style:font-weight-complex="bold"/>
    </style:style>
    <style:style style:name="P15" style:family="paragraph" style:parent-style-name="Standard">
      <style:paragraph-properties fo:line-height="200%"/>
      <style:text-properties style:font-name="Times New Roman1" fo:font-size="12pt" fo:font-weight="bold" officeooo:rsid="001103ee" officeooo:paragraph-rsid="001103ee" style:font-size-asian="12pt" style:font-weight-asian="bold" style:font-size-complex="12pt" style:font-weight-complex="bold"/>
    </style:style>
    <style:style style:name="P16" style:family="paragraph" style:parent-style-name="Standard">
      <style:paragraph-properties fo:line-height="200%"/>
      <style:text-properties style:font-name="Times New Roman1" fo:font-size="12pt" fo:font-weight="bold" officeooo:rsid="001103ee" officeooo:paragraph-rsid="0034cae3" style:font-size-asian="12pt" style:font-weight-asian="bold" style:font-size-complex="12pt" style:font-weight-complex="bold"/>
    </style:style>
    <style:style style:name="P17" style:family="paragraph" style:parent-style-name="Standard">
      <style:paragraph-properties fo:line-height="200%"/>
      <style:text-properties style:font-name="Times New Roman1" fo:font-size="12pt" fo:font-weight="bold" officeooo:rsid="001103ee" officeooo:paragraph-rsid="00641a69" style:font-size-asian="12pt" style:font-weight-asian="bold" style:font-size-complex="12pt" style:font-weight-complex="bold"/>
    </style:style>
    <style:style style:name="P18" style:family="paragraph" style:parent-style-name="Standard">
      <style:paragraph-properties fo:line-height="200%"/>
      <style:text-properties style:font-name="Times New Roman1" fo:font-size="12pt" fo:font-weight="bold" officeooo:rsid="001103ee" officeooo:paragraph-rsid="00762d17" style:font-size-asian="12pt" style:font-weight-asian="bold" style:font-size-complex="12pt" style:font-weight-complex="bold"/>
    </style:style>
    <style:style style:name="P19" style:family="paragraph" style:parent-style-name="Standard">
      <style:paragraph-properties fo:line-height="200%"/>
      <style:text-properties style:font-name="Times New Roman1" fo:font-size="12pt" fo:font-weight="bold" officeooo:rsid="001103ee" officeooo:paragraph-rsid="00cf1372" style:font-size-asian="12pt" style:font-weight-asian="bold" style:font-size-complex="12pt" style:font-weight-complex="bold"/>
    </style:style>
    <style:style style:name="P20" style:family="paragraph" style:parent-style-name="Standard">
      <style:paragraph-properties fo:line-height="200%"/>
      <style:text-properties style:font-name="Times New Roman1" fo:font-size="12pt" fo:font-weight="bold" officeooo:rsid="001103ee" officeooo:paragraph-rsid="00d4593e" style:font-size-asian="12pt" style:font-weight-asian="bold" style:font-size-complex="12pt" style:font-weight-complex="bold"/>
    </style:style>
    <style:style style:name="P21" style:family="paragraph" style:parent-style-name="Standard">
      <style:paragraph-properties fo:line-height="200%" fo:text-align="center" style:justify-single-word="false"/>
      <style:text-properties style:font-name="Times New Roman1" fo:font-size="12pt" fo:font-weight="bold" officeooo:rsid="0020ff83" officeooo:paragraph-rsid="0020ff83" style:font-size-asian="12pt" style:font-weight-asian="bold" style:font-size-complex="12pt" style:font-weight-complex="bold"/>
    </style:style>
    <style:style style:name="P22" style:family="paragraph" style:parent-style-name="Standard">
      <style:paragraph-properties fo:line-height="200%"/>
      <style:text-properties style:font-name="Times New Roman1" fo:font-size="12pt" fo:font-weight="bold" officeooo:rsid="005fe462" officeooo:paragraph-rsid="0034cae3" style:font-size-asian="12pt" style:font-weight-asian="bold" style:font-size-complex="12pt" style:font-weight-complex="bold"/>
    </style:style>
    <style:style style:name="P23" style:family="paragraph" style:parent-style-name="Standard">
      <style:paragraph-properties fo:line-height="200%"/>
      <style:text-properties style:font-name="Times New Roman1" fo:font-size="12pt" fo:font-weight="bold" officeooo:rsid="00762d17" officeooo:paragraph-rsid="00762d17" style:font-size-asian="12pt" style:font-weight-asian="bold" style:font-size-complex="12pt" style:font-weight-complex="bold"/>
    </style:style>
    <style:style style:name="P24" style:family="paragraph" style:parent-style-name="Standard">
      <style:paragraph-properties fo:line-height="200%"/>
      <style:text-properties style:font-name="Times New Roman1" fo:font-size="12pt" fo:font-weight="bold" officeooo:rsid="00762d17" officeooo:paragraph-rsid="00794ef5" style:font-size-asian="12pt" style:font-weight-asian="bold" style:font-size-complex="12pt" style:font-weight-complex="bold"/>
    </style:style>
    <style:style style:name="P25" style:family="paragraph" style:parent-style-name="Standard">
      <style:paragraph-properties fo:line-height="200%"/>
      <style:text-properties style:font-name="Times New Roman1" fo:font-size="12pt" fo:font-weight="bold" officeooo:rsid="00c2e234" officeooo:paragraph-rsid="00c2e234" style:font-size-asian="12pt" style:font-weight-asian="bold" style:font-size-complex="12pt" style:font-weight-complex="bold"/>
    </style:style>
    <style:style style:name="P26" style:family="paragraph" style:parent-style-name="Standard">
      <style:paragraph-properties fo:line-height="200%"/>
      <style:text-properties style:font-name="Times New Roman1" fo:font-size="12pt" fo:font-weight="bold" officeooo:rsid="001e79cb" officeooo:paragraph-rsid="001e79cb" fo:background-color="transparent" style:font-size-asian="12pt" style:font-weight-asian="bold" style:font-size-complex="12pt" style:font-weight-complex="bold"/>
    </style:style>
    <style:style style:name="P27" style:family="paragraph" style:parent-style-name="Standard">
      <style:paragraph-properties fo:line-height="200%"/>
      <style:text-properties style:font-name="Times New Roman1" fo:font-size="12pt" fo:font-weight="bold" officeooo:paragraph-rsid="00cdc356"/>
    </style:style>
    <style:style style:name="P28" style:family="paragraph" style:parent-style-name="Standard">
      <style:paragraph-properties fo:text-align="center" style:justify-single-word="false"/>
      <style:text-properties style:font-name="Times New Roman1" fo:font-size="12pt" officeooo:rsid="001f97d6" officeooo:paragraph-rsid="001f97d6" fo:background-color="transparent" style:font-size-asian="12pt" style:font-size-complex="12pt"/>
    </style:style>
    <style:style style:name="P29" style:family="paragraph" style:parent-style-name="Standard">
      <style:paragraph-properties fo:line-height="200%"/>
      <style:text-properties officeooo:paragraph-rsid="0051ccf6"/>
    </style:style>
    <style:style style:name="P30" style:family="paragraph" style:parent-style-name="Standard">
      <style:paragraph-properties fo:line-height="200%" fo:text-align="start" style:justify-single-word="false"/>
      <style:text-properties officeooo:paragraph-rsid="00738922"/>
    </style:style>
    <style:style style:name="P31" style:family="paragraph" style:parent-style-name="Standard">
      <style:paragraph-properties fo:line-height="200%" fo:text-align="start" style:justify-single-word="false"/>
      <style:text-properties officeooo:paragraph-rsid="001103ee"/>
    </style:style>
    <style:style style:name="P32" style:family="paragraph" style:parent-style-name="Standard">
      <style:paragraph-properties fo:line-height="200%" fo:text-align="start" style:justify-single-word="false"/>
      <style:text-properties officeooo:paragraph-rsid="0024d352"/>
    </style:style>
    <style:style style:name="P33" style:family="paragraph" style:parent-style-name="Standard">
      <style:paragraph-properties fo:line-height="200%"/>
      <style:text-properties officeooo:paragraph-rsid="00318c43"/>
    </style:style>
    <style:style style:name="P34" style:family="paragraph" style:parent-style-name="Standard">
      <style:paragraph-properties fo:line-height="200%"/>
      <style:text-properties officeooo:paragraph-rsid="00707225"/>
    </style:style>
    <style:style style:name="P35" style:family="paragraph" style:parent-style-name="Standard">
      <style:paragraph-properties fo:line-height="200%"/>
      <style:text-properties officeooo:paragraph-rsid="002e3947"/>
    </style:style>
    <style:style style:name="P36" style:family="paragraph" style:parent-style-name="Standard">
      <style:paragraph-properties fo:line-height="200%"/>
      <style:text-properties officeooo:paragraph-rsid="00762d17"/>
    </style:style>
    <style:style style:name="P37" style:family="paragraph" style:parent-style-name="Standard">
      <style:paragraph-properties fo:line-height="200%"/>
      <style:text-properties officeooo:paragraph-rsid="0030f32a"/>
    </style:style>
    <style:style style:name="P38" style:family="paragraph" style:parent-style-name="Standard">
      <style:paragraph-properties fo:line-height="200%"/>
      <style:text-properties officeooo:paragraph-rsid="0034cae3"/>
    </style:style>
    <style:style style:name="P39" style:family="paragraph" style:parent-style-name="Standard">
      <style:paragraph-properties fo:line-height="200%"/>
      <style:text-properties officeooo:paragraph-rsid="00a5fdfa"/>
    </style:style>
    <style:style style:name="P40" style:family="paragraph" style:parent-style-name="Standard">
      <style:paragraph-properties fo:line-height="200%"/>
      <style:text-properties officeooo:paragraph-rsid="004ff437"/>
    </style:style>
    <style:style style:name="P41" style:family="paragraph" style:parent-style-name="Standard">
      <style:paragraph-properties fo:line-height="200%" fo:text-align="center" style:justify-single-word="false" fo:break-before="page"/>
      <style:text-properties style:font-name="Times New Roman1" fo:font-size="12pt" officeooo:rsid="0015d93e" officeooo:paragraph-rsid="0044dda7" style:font-size-asian="12pt" style:font-size-complex="12pt"/>
    </style:style>
    <style:style style:name="P42" style:family="paragraph" style:parent-style-name="Standard">
      <style:paragraph-properties fo:line-height="200%" fo:text-align="center" style:justify-single-word="false" fo:break-before="page"/>
      <style:text-properties style:font-name="Times New Roman1" fo:font-size="12pt" officeooo:rsid="000bac68" officeooo:paragraph-rsid="00368aba" style:font-size-asian="12pt" style:font-size-complex="12pt"/>
    </style:style>
    <style:style style:name="P43" style:family="paragraph" style:parent-style-name="Standard">
      <style:paragraph-properties fo:line-height="200%" fo:text-align="center" style:justify-single-word="false" fo:break-before="page"/>
      <style:text-properties style:font-name="Times New Roman1" fo:font-size="12pt" officeooo:rsid="00738922" officeooo:paragraph-rsid="00738922" style:font-size-asian="12pt" style:font-size-complex="12pt"/>
    </style:style>
    <style:style style:name="P44" style:family="paragraph" style:parent-style-name="Standard">
      <style:paragraph-properties fo:margin-top="0.0791in" fo:margin-bottom="0.0791in" loext:contextual-spacing="false" fo:line-height="200%" fo:text-align="start" style:justify-single-word="false"/>
      <style:text-properties style:font-name="Times New Roman1" fo:font-size="12pt" fo:font-weight="normal" officeooo:rsid="00296564" officeooo:paragraph-rsid="0044dda7" style:font-size-asian="12pt" style:font-weight-asian="normal" style:font-size-complex="12pt" style:font-weight-complex="normal"/>
    </style:style>
    <style:style style:name="P45" style:family="paragraph" style:parent-style-name="Standard">
      <style:paragraph-properties fo:margin-top="0.0791in" fo:margin-bottom="0.0791in" loext:contextual-spacing="false" fo:line-height="200%" fo:text-align="start" style:justify-single-word="false"/>
      <style:text-properties style:font-name="Times New Roman1" fo:font-size="12pt" fo:font-weight="normal" officeooo:rsid="00787faa" officeooo:paragraph-rsid="00787faa" style:font-size-asian="12pt" style:font-weight-asian="normal" style:font-size-complex="12pt" style:font-weight-complex="normal"/>
    </style:style>
    <style:style style:name="P46" style:family="paragraph" style:parent-style-name="Standard">
      <style:paragraph-properties fo:margin-top="0.0791in" fo:margin-bottom="0.0791in" loext:contextual-spacing="false" fo:line-height="200%" fo:text-align="start" style:justify-single-word="false"/>
      <style:text-properties style:font-name="Times New Roman1" fo:font-size="12pt" fo:font-weight="normal" officeooo:rsid="007e8449" officeooo:paragraph-rsid="007e8449" style:font-size-asian="12pt" style:font-weight-asian="normal" style:font-size-complex="12pt" style:font-weight-complex="normal"/>
    </style:style>
    <style:style style:name="P47" style:family="paragraph" style:parent-style-name="Standard">
      <style:paragraph-properties fo:margin-left="0.4925in" fo:margin-right="0in" fo:line-height="200%" fo:text-indent="0in" style:auto-text-indent="false"/>
      <style:text-properties style:font-name="Times New Roman1" fo:font-size="12pt" officeooo:paragraph-rsid="0051ccf6" style:font-size-asian="12pt" style:font-size-complex="12pt"/>
    </style:style>
    <style:style style:name="P48" style:family="paragraph" style:parent-style-name="Standard">
      <style:paragraph-properties fo:margin-left="0in" fo:margin-right="0in" fo:line-height="200%" fo:text-indent="0in" style:auto-text-indent="false"/>
      <style:text-properties style:font-name="Times New Roman1" fo:font-size="12pt" officeooo:rsid="00d568de" officeooo:paragraph-rsid="00d568de" style:font-size-asian="12pt" style:font-size-complex="12pt"/>
    </style:style>
    <style:style style:name="P49" style:family="paragraph" style:parent-style-name="Standard" style:master-page-name="First_20_Page">
      <style:paragraph-properties style:page-number="1"/>
      <style:text-properties officeooo:rsid="000bac68" officeooo:paragraph-rsid="000bac68"/>
    </style:style>
    <style:style style:name="P50" style:family="paragraph" style:parent-style-name="Standard">
      <style:paragraph-properties fo:line-height="200%"/>
      <style:text-properties officeooo:paragraph-rsid="00794ef5"/>
    </style:style>
    <style:style style:name="P51" style:family="paragraph" style:parent-style-name="Standard">
      <style:paragraph-properties fo:margin-top="0.0791in" fo:margin-bottom="0.0791in" loext:contextual-spacing="false" fo:line-height="200%" fo:text-align="start" style:justify-single-word="false"/>
      <style:text-properties style:font-name="Times New Roman1" fo:font-size="12pt" fo:font-weight="normal" officeooo:rsid="007e8449" officeooo:paragraph-rsid="007e8449" style:font-size-asian="12pt" style:font-weight-asian="normal" style:font-size-complex="12pt" style:font-weight-complex="normal"/>
    </style:style>
    <style:style style:name="T1" style:family="text">
      <style:text-properties officeooo:rsid="00bbfe7d"/>
    </style:style>
    <style:style style:name="T2" style:family="text">
      <style:text-properties officeooo:rsid="000bac68"/>
    </style:style>
    <style:style style:name="T3" style:family="text">
      <style:text-properties officeooo:rsid="000bac68" fo:background-color="transparent" loext:char-shading-value="0"/>
    </style:style>
    <style:style style:name="T4" style:family="text">
      <style:text-properties fo:font-size="10pt" style:font-size-asian="10pt" style:font-size-complex="10pt"/>
    </style:style>
    <style:style style:name="T5" style:family="text">
      <style:text-properties officeooo:rsid="0012ec84"/>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officeooo:rsid="0015e307"/>
    </style:style>
    <style:style style:name="T9" style:family="text">
      <style:text-properties fo:font-weight="bold" style:font-weight-asian="bold" style:font-weight-complex="bold"/>
    </style:style>
    <style:style style:name="T10" style:family="text">
      <style:text-properties fo:font-weight="bold" officeooo:rsid="0020ff83"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7055b" style:font-weight-asian="normal" style:font-weight-complex="normal"/>
    </style:style>
    <style:style style:name="T13" style:family="text">
      <style:text-properties fo:font-weight="normal" officeooo:rsid="0015e307" style:font-weight-asian="normal" style:font-weight-complex="normal"/>
    </style:style>
    <style:style style:name="T14" style:family="text">
      <style:text-properties fo:font-weight="normal" officeooo:rsid="0017f3d1" style:font-weight-asian="normal" style:font-weight-complex="normal"/>
    </style:style>
    <style:style style:name="T15" style:family="text">
      <style:text-properties fo:font-weight="normal" officeooo:rsid="0045bd46" style:font-weight-asian="normal" style:font-weight-complex="normal"/>
    </style:style>
    <style:style style:name="T16" style:family="text">
      <style:text-properties fo:font-weight="normal" officeooo:rsid="00475044" style:font-weight-asian="normal" style:font-weight-complex="normal"/>
    </style:style>
    <style:style style:name="T17" style:family="text">
      <style:text-properties fo:font-weight="normal" officeooo:rsid="004794b8" style:font-weight-asian="normal" style:font-weight-complex="normal"/>
    </style:style>
    <style:style style:name="T18" style:family="text">
      <style:text-properties fo:font-weight="normal" officeooo:rsid="0049205e" style:font-weight-asian="normal" style:font-weight-complex="normal"/>
    </style:style>
    <style:style style:name="T19" style:family="text">
      <style:text-properties fo:font-weight="normal" officeooo:rsid="004a0286" style:font-weight-asian="normal" style:font-weight-complex="normal"/>
    </style:style>
    <style:style style:name="T20" style:family="text">
      <style:text-properties fo:font-weight="normal" officeooo:rsid="004bb537" style:font-weight-asian="normal" style:font-weight-complex="normal"/>
    </style:style>
    <style:style style:name="T21" style:family="text">
      <style:text-properties fo:font-weight="normal" officeooo:rsid="004edd0c" style:font-weight-asian="normal" style:font-weight-complex="normal"/>
    </style:style>
    <style:style style:name="T22" style:family="text">
      <style:text-properties fo:font-weight="normal" officeooo:rsid="004ff437" style:font-weight-asian="normal" style:font-weight-complex="normal"/>
    </style:style>
    <style:style style:name="T23" style:family="text">
      <style:text-properties fo:font-weight="normal" officeooo:rsid="0051ccf6" style:font-weight-asian="normal" style:font-weight-complex="normal"/>
    </style:style>
    <style:style style:name="T24" style:family="text">
      <style:text-properties fo:font-weight="normal" officeooo:rsid="0056e39d" style:font-weight-asian="normal" style:font-weight-complex="normal"/>
    </style:style>
    <style:style style:name="T25" style:family="text">
      <style:text-properties fo:font-weight="normal" officeooo:rsid="00573731" style:font-weight-asian="normal" style:font-weight-complex="normal"/>
    </style:style>
    <style:style style:name="T26" style:family="text">
      <style:text-properties fo:font-weight="normal" officeooo:rsid="005bb88e" style:font-weight-asian="normal" style:font-weight-complex="normal"/>
    </style:style>
    <style:style style:name="T27" style:family="text">
      <style:text-properties fo:font-weight="normal" officeooo:rsid="005d7776" style:font-weight-asian="normal" style:font-weight-complex="normal"/>
    </style:style>
    <style:style style:name="T28" style:family="text">
      <style:text-properties fo:font-weight="normal" officeooo:rsid="005de978" style:font-weight-asian="normal" style:font-weight-complex="normal"/>
    </style:style>
    <style:style style:name="T29" style:family="text">
      <style:text-properties fo:font-weight="normal" officeooo:rsid="005ed262" style:font-weight-asian="normal" style:font-weight-complex="normal"/>
    </style:style>
    <style:style style:name="T30" style:family="text">
      <style:text-properties fo:font-weight="normal" officeooo:rsid="006031c6" style:font-weight-asian="normal" style:font-weight-complex="normal"/>
    </style:style>
    <style:style style:name="T31" style:family="text">
      <style:text-properties fo:font-weight="normal" officeooo:rsid="006247cc" style:font-weight-asian="normal" style:font-weight-complex="normal"/>
    </style:style>
    <style:style style:name="T32" style:family="text">
      <style:text-properties fo:font-weight="normal" officeooo:rsid="0063007e" style:font-weight-asian="normal" style:font-weight-complex="normal"/>
    </style:style>
    <style:style style:name="T33" style:family="text">
      <style:text-properties fo:font-weight="normal" officeooo:rsid="00641a69" style:font-weight-asian="normal" style:font-weight-complex="normal"/>
    </style:style>
    <style:style style:name="T34" style:family="text">
      <style:text-properties fo:font-weight="normal" officeooo:rsid="00655788" style:font-weight-asian="normal" style:font-weight-complex="normal"/>
    </style:style>
    <style:style style:name="T35" style:family="text">
      <style:text-properties fo:font-weight="normal" officeooo:rsid="00658071" style:font-weight-asian="normal" style:font-weight-complex="normal"/>
    </style:style>
    <style:style style:name="T36" style:family="text">
      <style:text-properties fo:font-weight="normal" officeooo:rsid="00658acb" style:font-weight-asian="normal" style:font-weight-complex="normal"/>
    </style:style>
    <style:style style:name="T37" style:family="text">
      <style:text-properties fo:font-weight="normal" officeooo:rsid="00664ba5" style:font-weight-asian="normal" style:font-weight-complex="normal"/>
    </style:style>
    <style:style style:name="T38" style:family="text">
      <style:text-properties fo:font-weight="normal" officeooo:rsid="006652a4" style:font-weight-asian="normal" style:font-weight-complex="normal"/>
    </style:style>
    <style:style style:name="T39" style:family="text">
      <style:text-properties fo:font-weight="normal" officeooo:rsid="00676fff" style:font-weight-asian="normal" style:font-weight-complex="normal"/>
    </style:style>
    <style:style style:name="T40" style:family="text">
      <style:text-properties fo:font-weight="normal" officeooo:rsid="0069b2af" style:font-weight-asian="normal" style:font-weight-complex="normal"/>
    </style:style>
    <style:style style:name="T41" style:family="text">
      <style:text-properties fo:font-weight="normal" officeooo:rsid="00770383" style:font-weight-asian="normal" style:font-weight-complex="normal"/>
    </style:style>
    <style:style style:name="T42" style:family="text">
      <style:text-properties fo:font-weight="normal" officeooo:rsid="007862ec" style:font-weight-asian="normal" style:font-weight-complex="normal"/>
    </style:style>
    <style:style style:name="T43" style:family="text">
      <style:text-properties fo:font-weight="normal" officeooo:rsid="00787faa" style:font-weight-asian="normal" style:font-weight-complex="normal"/>
    </style:style>
    <style:style style:name="T44" style:family="text">
      <style:text-properties fo:font-weight="normal" officeooo:rsid="00a9a9cc" style:font-weight-asian="normal" style:font-weight-complex="normal"/>
    </style:style>
    <style:style style:name="T45" style:family="text">
      <style:text-properties fo:font-weight="normal" officeooo:rsid="00ae988d" style:font-weight-asian="normal" style:font-weight-complex="normal"/>
    </style:style>
    <style:style style:name="T46" style:family="text">
      <style:text-properties fo:font-weight="normal" officeooo:rsid="00b017c9" style:font-weight-asian="normal" style:font-weight-complex="normal"/>
    </style:style>
    <style:style style:name="T47" style:family="text">
      <style:text-properties fo:font-weight="normal" officeooo:rsid="00b072b7" style:font-weight-asian="normal" style:font-weight-complex="normal"/>
    </style:style>
    <style:style style:name="T48" style:family="text">
      <style:text-properties fo:font-weight="normal" officeooo:rsid="00b100a4" style:font-weight-asian="normal" style:font-weight-complex="normal"/>
    </style:style>
    <style:style style:name="T49" style:family="text">
      <style:text-properties fo:font-weight="normal" officeooo:rsid="00b1e6cd" style:font-weight-asian="normal" style:font-weight-complex="normal"/>
    </style:style>
    <style:style style:name="T50" style:family="text">
      <style:text-properties fo:font-weight="normal" officeooo:rsid="00b22663" style:font-weight-asian="normal" style:font-weight-complex="normal"/>
    </style:style>
    <style:style style:name="T51" style:family="text">
      <style:text-properties fo:font-weight="normal" officeooo:rsid="00b3cf24" style:font-weight-asian="normal" style:font-weight-complex="normal"/>
    </style:style>
    <style:style style:name="T52" style:family="text">
      <style:text-properties fo:font-weight="normal" officeooo:rsid="00b423e1" style:font-weight-asian="normal" style:font-weight-complex="normal"/>
    </style:style>
    <style:style style:name="T53" style:family="text">
      <style:text-properties fo:font-weight="normal" officeooo:rsid="00b95c60" style:font-weight-asian="normal" style:font-weight-complex="normal"/>
    </style:style>
    <style:style style:name="T54" style:family="text">
      <style:text-properties fo:font-weight="normal" officeooo:rsid="00bb1bbc" style:font-weight-asian="normal" style:font-weight-complex="normal"/>
    </style:style>
    <style:style style:name="T55" style:family="text">
      <style:text-properties fo:font-weight="normal" officeooo:rsid="00bba0ce" style:font-weight-asian="normal" style:font-weight-complex="normal"/>
    </style:style>
    <style:style style:name="T56" style:family="text">
      <style:text-properties fo:font-weight="normal" officeooo:rsid="00c3af84" style:font-weight-asian="normal" style:font-weight-complex="normal"/>
    </style:style>
    <style:style style:name="T57" style:family="text">
      <style:text-properties fo:font-weight="normal" officeooo:rsid="00c40c9c" style:font-weight-asian="normal" style:font-weight-complex="normal"/>
    </style:style>
    <style:style style:name="T58" style:family="text">
      <style:text-properties fo:font-weight="normal" officeooo:rsid="00c5c4b1" style:font-weight-asian="normal" style:font-weight-complex="normal"/>
    </style:style>
    <style:style style:name="T59" style:family="text">
      <style:text-properties fo:font-weight="normal" officeooo:rsid="00d4593e" style:font-weight-asian="normal" style:font-weight-complex="normal"/>
    </style:style>
    <style:style style:name="T60" style:family="text">
      <style:text-properties fo:font-weight="normal" officeooo:rsid="00d568de" style:font-weight-asian="normal" style:font-weight-complex="normal"/>
    </style:style>
    <style:style style:name="T61" style:family="text">
      <style:text-properties fo:font-weight="normal" officeooo:rsid="00d6c3a3" style:font-weight-asian="normal" style:font-weight-complex="normal"/>
    </style:style>
    <style:style style:name="T62" style:family="text">
      <style:text-properties fo:font-weight="normal" officeooo:rsid="00dd6e96" style:font-weight-asian="normal" style:font-weight-complex="normal"/>
    </style:style>
    <style:style style:name="T63" style:family="text">
      <style:text-properties fo:font-weight="normal" officeooo:rsid="00dee27c" style:font-weight-asian="normal" style:font-weight-complex="normal"/>
    </style:style>
    <style:style style:name="T64" style:family="text">
      <style:text-properties fo:font-weight="normal" officeooo:rsid="00dfa5c6" style:font-weight-asian="normal" style:font-weight-complex="normal"/>
    </style:style>
    <style:style style:name="T65" style:family="text">
      <style:text-properties fo:font-weight="normal" officeooo:rsid="00e0b51d" style:font-weight-asian="normal" style:font-weight-complex="normal"/>
    </style:style>
    <style:style style:name="T66" style:family="text">
      <style:text-properties fo:font-weight="normal" officeooo:rsid="00e18718" style:font-weight-asian="normal" style:font-weight-complex="normal"/>
    </style:style>
    <style:style style:name="T67" style:family="text">
      <style:text-properties fo:font-weight="normal" officeooo:rsid="00f83503" style:font-weight-asian="normal" style:font-weight-complex="normal"/>
    </style:style>
    <style:style style:name="T68" style:family="text">
      <style:text-properties fo:font-weight="normal" officeooo:rsid="00f9e3d4" style:font-weight-asian="normal" style:font-weight-complex="normal"/>
    </style:style>
    <style:style style:name="T69" style:family="text">
      <style:text-properties fo:font-weight="normal" officeooo:rsid="00fbe4a2" style:font-weight-asian="normal" style:font-weight-complex="normal"/>
    </style:style>
    <style:style style:name="T70" style:family="text">
      <style:text-properties fo:font-weight="normal" officeooo:rsid="00599879" style:font-size-asian="12pt" style:font-weight-asian="normal" style:font-size-complex="12pt" style:font-weight-complex="normal"/>
    </style:style>
    <style:style style:name="T71" style:family="text">
      <style:text-properties fo:font-weight="normal" officeooo:rsid="00bbfe7d" style:font-size-asian="12pt" style:font-weight-asian="normal" style:font-size-complex="12pt" style:font-weight-complex="normal"/>
    </style:style>
    <style:style style:name="T72" style:family="text">
      <style:text-properties fo:font-weight="normal" officeooo:rsid="0017055b" fo:background-color="transparent" loext:char-shading-value="0" style:font-weight-asian="normal" style:font-weight-complex="normal"/>
    </style:style>
    <style:style style:name="T73" style:family="text">
      <style:text-properties fo:font-weight="normal" officeooo:rsid="00f26c04" fo:background-color="transparent" loext:char-shading-value="0" style:font-weight-asian="normal" style:font-weight-complex="normal"/>
    </style:style>
    <style:style style:name="T74" style:family="text">
      <style:text-properties fo:font-weight="normal" officeooo:rsid="00f669c2" fo:background-color="transparent" loext:char-shading-value="0" style:font-weight-asian="normal" style:font-weight-complex="normal"/>
    </style:style>
    <style:style style:name="T75" style:family="text">
      <style:text-properties fo:font-weight="normal" officeooo:rsid="0017f3d1" fo:background-color="transparent" loext:char-shading-value="0" style:font-weight-asian="normal" style:font-weight-complex="normal"/>
    </style:style>
    <style:style style:name="T76" style:family="text">
      <style:text-properties style:font-name="Times New Roman1" fo:font-size="12pt" officeooo:rsid="00846e6e" style:font-size-asian="12pt" style:font-size-complex="12pt"/>
    </style:style>
    <style:style style:name="T77" style:family="text">
      <style:text-properties style:font-name="Times New Roman1" fo:font-size="12pt" officeooo:rsid="00738922" style:font-size-asian="12pt" style:font-size-complex="12pt"/>
    </style:style>
    <style:style style:name="T78" style:family="text">
      <style:text-properties style:font-name="Times New Roman1" fo:font-size="12pt" officeooo:rsid="000e8973" style:font-size-asian="12pt" style:font-size-complex="12pt"/>
    </style:style>
    <style:style style:name="T79" style:family="text">
      <style:text-properties style:font-name="Times New Roman1" fo:font-size="12pt" officeooo:rsid="00318c43" style:font-size-asian="12pt" style:font-size-complex="12pt"/>
    </style:style>
    <style:style style:name="T80" style:family="text">
      <style:text-properties style:font-name="Times New Roman1" fo:font-size="12pt" officeooo:rsid="000feca7" style:font-size-asian="12pt" style:font-size-complex="12pt"/>
    </style:style>
    <style:style style:name="T81" style:family="text">
      <style:text-properties style:font-name="Times New Roman1" fo:font-size="12pt" officeooo:rsid="00882b28" style:font-size-asian="12pt" style:font-size-complex="12pt"/>
    </style:style>
    <style:style style:name="T82" style:family="text">
      <style:text-properties style:font-name="Times New Roman1" fo:font-size="12pt" officeooo:rsid="0015d93e" style:font-size-asian="12pt" style:font-size-complex="12pt"/>
    </style:style>
    <style:style style:name="T83" style:family="text">
      <style:text-properties style:font-name="Times New Roman1" fo:font-size="12pt" officeooo:rsid="0096004f" style:font-size-asian="12pt" style:font-size-complex="12pt"/>
    </style:style>
    <style:style style:name="T84" style:family="text">
      <style:text-properties style:font-name="Times New Roman1" fo:font-size="12pt" officeooo:rsid="0097a5bc" style:font-size-asian="12pt" style:font-size-complex="12pt"/>
    </style:style>
    <style:style style:name="T85" style:family="text">
      <style:text-properties style:font-name="Times New Roman1" fo:font-size="12pt" officeooo:rsid="0015e307" style:font-size-asian="12pt" style:font-size-complex="12pt"/>
    </style:style>
    <style:style style:name="T86" style:family="text">
      <style:text-properties style:font-name="Times New Roman1" fo:font-size="12pt" officeooo:rsid="00a96eda" style:font-size-asian="12pt" style:font-size-complex="12pt"/>
    </style:style>
    <style:style style:name="T87" style:family="text">
      <style:text-properties style:font-name="Times New Roman1" fo:font-size="12pt" officeooo:rsid="00d6c3a3" style:font-size-asian="12pt" style:font-size-complex="12pt"/>
    </style:style>
    <style:style style:name="T88" style:family="text">
      <style:text-properties style:font-name="Times New Roman1" fo:font-size="12pt" officeooo:rsid="00eb9974" style:font-size-asian="12pt" style:font-size-complex="12pt"/>
    </style:style>
    <style:style style:name="T89" style:family="text">
      <style:text-properties style:font-name="Times New Roman1" fo:font-size="12pt" officeooo:rsid="00ed9011" style:font-size-asian="12pt" style:font-size-complex="12pt"/>
    </style:style>
    <style:style style:name="T90" style:family="text">
      <style:text-properties style:font-name="Times New Roman1" fo:font-size="12pt" fo:font-weight="bold" officeooo:rsid="001103ee" style:font-size-asian="12pt" style:font-weight-asian="bold" style:font-size-complex="12pt" style:font-weight-complex="bold"/>
    </style:style>
    <style:style style:name="T91" style:family="text">
      <style:text-properties style:font-name="Times New Roman1" fo:font-size="12pt" fo:font-weight="bold" officeooo:rsid="004ff437" style:font-size-asian="12pt" style:font-weight-asian="bold" style:font-size-complex="12pt" style:font-weight-complex="bold"/>
    </style:style>
    <style:style style:name="T92" style:family="text">
      <style:text-properties style:font-name="Times New Roman1" fo:font-size="12pt" fo:font-weight="bold" officeooo:rsid="001e79cb" style:font-size-asian="12pt" style:font-weight-asian="bold" style:font-size-complex="12pt" style:font-weight-complex="bold"/>
    </style:style>
    <style:style style:name="T93" style:family="text">
      <style:text-properties style:font-name="Times New Roman1" fo:font-size="12pt" fo:font-weight="bold" officeooo:rsid="00794ef5" style:font-size-asian="12pt" style:font-weight-asian="bold" style:font-size-complex="12pt" style:font-weight-complex="bold"/>
    </style:style>
    <style:style style:name="T94" style:family="text">
      <style:text-properties style:font-name="Times New Roman1" fo:font-size="12pt" fo:font-weight="normal" officeooo:rsid="004ff437" style:font-size-asian="12pt" style:font-weight-asian="normal" style:font-size-complex="12pt" style:font-weight-complex="normal"/>
    </style:style>
    <style:style style:name="T95" style:family="text">
      <style:text-properties style:font-name="Times New Roman1" fo:font-size="12pt" fo:font-weight="normal" officeooo:rsid="00516752" style:font-size-asian="12pt" style:font-weight-asian="normal" style:font-size-complex="12pt" style:font-weight-complex="normal"/>
    </style:style>
    <style:style style:name="T96" style:family="text">
      <style:text-properties style:font-name="Times New Roman1" fo:font-size="12pt" fo:font-weight="normal" officeooo:rsid="0051ccf6" style:font-size-asian="12pt" style:font-weight-asian="normal" style:font-size-complex="12pt" style:font-weight-complex="normal"/>
    </style:style>
    <style:style style:name="T97" style:family="text">
      <style:text-properties style:font-name="Times New Roman1" fo:font-size="12pt" fo:font-weight="normal" officeooo:rsid="001103ee" style:font-size-asian="12pt" style:font-weight-asian="normal" style:font-size-complex="12pt" style:font-weight-complex="normal"/>
    </style:style>
    <style:style style:name="T98" style:family="text">
      <style:text-properties style:font-name="Times New Roman1" fo:font-size="12pt" fo:font-weight="normal" officeooo:rsid="003310bb" style:font-size-asian="12pt" style:font-weight-asian="normal" style:font-size-complex="12pt" style:font-weight-complex="normal"/>
    </style:style>
    <style:style style:name="T99" style:family="text">
      <style:text-properties style:font-name="Times New Roman1" fo:font-size="12pt" fo:font-weight="normal" officeooo:rsid="00882b28" style:font-size-asian="12pt" style:font-weight-asian="normal" style:font-size-complex="12pt" style:font-weight-complex="normal"/>
    </style:style>
    <style:style style:name="T100" style:family="text">
      <style:text-properties style:font-name="Times New Roman1" fo:font-size="12pt" fo:font-weight="normal" officeooo:rsid="0069b2af" style:font-size-asian="12pt" style:font-weight-asian="normal" style:font-size-complex="12pt" style:font-weight-complex="normal"/>
    </style:style>
    <style:style style:name="T101" style:family="text">
      <style:text-properties style:font-name="Times New Roman1" fo:font-size="12pt" fo:font-weight="normal" officeooo:rsid="006e1778" style:font-size-asian="12pt" style:font-weight-asian="normal" style:font-size-complex="12pt" style:font-weight-complex="normal"/>
    </style:style>
    <style:style style:name="T102" style:family="text">
      <style:text-properties style:font-name="Times New Roman1" fo:font-size="12pt" fo:font-weight="normal" officeooo:rsid="0089b536" style:font-size-asian="12pt" style:font-weight-asian="normal" style:font-size-complex="12pt" style:font-weight-complex="normal"/>
    </style:style>
    <style:style style:name="T103" style:family="text">
      <style:text-properties style:font-name="Times New Roman1" fo:font-size="12pt" fo:font-weight="normal" officeooo:rsid="006b1ed2" style:font-size-asian="12pt" style:font-weight-asian="normal" style:font-size-complex="12pt" style:font-weight-complex="normal"/>
    </style:style>
    <style:style style:name="T104" style:family="text">
      <style:text-properties style:font-name="Times New Roman1" fo:font-size="12pt" fo:font-weight="normal" officeooo:rsid="006b8979" style:font-size-asian="12pt" style:font-weight-asian="normal" style:font-size-complex="12pt" style:font-weight-complex="normal"/>
    </style:style>
    <style:style style:name="T105" style:family="text">
      <style:text-properties style:font-name="Times New Roman1" fo:font-size="12pt" fo:font-weight="normal" officeooo:rsid="006c6cdf" style:font-size-asian="12pt" style:font-weight-asian="normal" style:font-size-complex="12pt" style:font-weight-complex="normal"/>
    </style:style>
    <style:style style:name="T106" style:family="text">
      <style:text-properties style:font-name="Times New Roman1" fo:font-size="12pt" fo:font-weight="normal" officeooo:rsid="0070141c" style:font-size-asian="12pt" style:font-weight-asian="normal" style:font-size-complex="12pt" style:font-weight-complex="normal"/>
    </style:style>
    <style:style style:name="T107" style:family="text">
      <style:text-properties style:font-name="Times New Roman1" fo:font-size="12pt" fo:font-weight="normal" officeooo:rsid="00296564" style:font-size-asian="12pt" style:font-weight-asian="normal" style:font-size-complex="12pt" style:font-weight-complex="normal"/>
    </style:style>
    <style:style style:name="T108" style:family="text">
      <style:text-properties style:font-name="Times New Roman1" fo:font-size="12pt" fo:font-weight="normal" officeooo:rsid="008bb12a" style:font-size-asian="12pt" style:font-weight-asian="normal" style:font-size-complex="12pt" style:font-weight-complex="normal"/>
    </style:style>
    <style:style style:name="T109" style:family="text">
      <style:text-properties style:font-name="Times New Roman1" fo:font-size="12pt" fo:font-weight="normal" officeooo:rsid="00707225" style:font-size-asian="12pt" style:font-weight-asian="normal" style:font-size-complex="12pt" style:font-weight-complex="normal"/>
    </style:style>
    <style:style style:name="T110" style:family="text">
      <style:text-properties style:font-name="Times New Roman1" fo:font-size="12pt" fo:font-weight="normal" officeooo:rsid="0071e295" style:font-size-asian="12pt" style:font-weight-asian="normal" style:font-size-complex="12pt" style:font-weight-complex="normal"/>
    </style:style>
    <style:style style:name="T111" style:family="text">
      <style:text-properties style:font-name="Times New Roman1" fo:font-size="12pt" fo:font-weight="normal" officeooo:rsid="0029eeb2" style:font-size-asian="12pt" style:font-weight-asian="normal" style:font-size-complex="12pt" style:font-weight-complex="normal"/>
    </style:style>
    <style:style style:name="T112" style:family="text">
      <style:text-properties style:font-name="Times New Roman1" fo:font-size="12pt" fo:font-weight="normal" officeooo:rsid="00787faa" style:font-size-asian="12pt" style:font-weight-asian="normal" style:font-size-complex="12pt" style:font-weight-complex="normal"/>
    </style:style>
    <style:style style:name="T113" style:family="text">
      <style:text-properties style:font-name="Times New Roman1" fo:font-size="12pt" fo:font-weight="normal" officeooo:rsid="00762d17" style:font-size-asian="12pt" style:font-weight-asian="normal" style:font-size-complex="12pt" style:font-weight-complex="normal"/>
    </style:style>
    <style:style style:name="T114" style:family="text">
      <style:text-properties style:font-name="Times New Roman1" fo:font-size="12pt" fo:font-weight="normal" officeooo:rsid="00790e0e" style:font-size-asian="12pt" style:font-weight-asian="normal" style:font-size-complex="12pt" style:font-weight-complex="normal"/>
    </style:style>
    <style:style style:name="T115" style:family="text">
      <style:text-properties style:font-name="Times New Roman1" fo:font-size="12pt" fo:font-weight="normal" officeooo:rsid="00794ef5" style:font-size-asian="12pt" style:font-weight-asian="normal" style:font-size-complex="12pt" style:font-weight-complex="normal"/>
    </style:style>
    <style:style style:name="T116" style:family="text">
      <style:text-properties style:font-name="Times New Roman1" fo:font-size="12pt" fo:font-weight="normal" officeooo:rsid="0080d69f" style:font-size-asian="12pt" style:font-weight-asian="normal" style:font-size-complex="12pt" style:font-weight-complex="normal"/>
    </style:style>
    <style:style style:name="T117" style:family="text">
      <style:text-properties style:font-name="Times New Roman1" fo:font-size="12pt" fo:font-weight="normal" officeooo:rsid="007b2bc2" style:font-size-asian="12pt" style:font-weight-asian="normal" style:font-size-complex="12pt" style:font-weight-complex="normal"/>
    </style:style>
    <style:style style:name="T118" style:family="text">
      <style:text-properties style:font-name="Times New Roman1" fo:font-size="12pt" fo:font-weight="normal" officeooo:rsid="007bab32" style:font-size-asian="12pt" style:font-weight-asian="normal" style:font-size-complex="12pt" style:font-weight-complex="normal"/>
    </style:style>
    <style:style style:name="T119" style:family="text">
      <style:text-properties style:font-name="Times New Roman1" fo:font-size="12pt" fo:font-weight="normal" officeooo:rsid="007cd625" style:font-size-asian="12pt" style:font-weight-asian="normal" style:font-size-complex="12pt" style:font-weight-complex="normal"/>
    </style:style>
    <style:style style:name="T120" style:family="text">
      <style:text-properties style:font-name="Times New Roman1" fo:font-size="12pt" fo:font-weight="normal" officeooo:rsid="0030dcee" style:font-size-asian="12pt" style:font-weight-asian="normal" style:font-size-complex="12pt" style:font-weight-complex="normal"/>
    </style:style>
    <style:style style:name="T121" style:family="text">
      <style:text-properties style:font-name="Times New Roman1" fo:font-size="12pt" fo:font-weight="normal" officeooo:rsid="006652a4" style:font-size-asian="12pt" style:font-weight-asian="normal" style:font-size-complex="12pt" style:font-weight-complex="normal"/>
    </style:style>
    <style:style style:name="T122" style:family="text">
      <style:text-properties style:font-name="Times New Roman1" fo:font-size="12pt" fo:font-weight="normal" officeooo:rsid="00a5fdfa" style:font-size-asian="12pt" style:font-weight-asian="normal" style:font-size-complex="12pt" style:font-weight-complex="normal"/>
    </style:style>
    <style:style style:name="T123" style:family="text">
      <style:text-properties style:font-name="Times New Roman1" fo:font-size="12pt" fo:font-weight="normal" officeooo:rsid="00a9a9cc" style:font-size-asian="12pt" style:font-weight-asian="normal" style:font-size-complex="12pt" style:font-weight-complex="normal"/>
    </style:style>
    <style:style style:name="T124" style:family="text">
      <style:text-properties style:font-name="Times New Roman1" fo:font-size="12pt" fo:font-weight="normal" officeooo:rsid="00d35c45" style:font-size-asian="12pt" style:font-weight-asian="normal" style:font-size-complex="12pt" style:font-weight-complex="normal"/>
    </style:style>
    <style:style style:name="T125" style:family="text">
      <style:text-properties style:font-name="Times New Roman1" fo:font-size="12pt" fo:font-weight="normal" officeooo:rsid="00d36260" style:font-size-asian="12pt" style:font-weight-asian="normal" style:font-size-complex="12pt" style:font-weight-complex="normal"/>
    </style:style>
    <style:style style:name="T126" style:family="text">
      <style:text-properties style:font-name="Times New Roman1" fo:font-size="12pt" fo:font-weight="normal" officeooo:rsid="00d8705c" style:font-size-asian="12pt" style:font-weight-asian="normal" style:font-size-complex="12pt" style:font-weight-complex="normal"/>
    </style:style>
    <style:style style:name="T127" style:family="text">
      <style:text-properties style:font-name="Times New Roman1" fo:font-size="12pt" fo:font-weight="normal" officeooo:rsid="00da5257" style:font-size-asian="12pt" style:font-weight-asian="normal" style:font-size-complex="12pt" style:font-weight-complex="normal"/>
    </style:style>
    <style:style style:name="T128" style:family="text">
      <style:text-properties style:font-name="Times New Roman1" fo:font-size="12pt" fo:font-weight="normal" officeooo:rsid="00dbcb00" style:font-size-asian="12pt" style:font-weight-asian="normal" style:font-size-complex="12pt" style:font-weight-complex="normal"/>
    </style:style>
    <style:style style:name="T129" style:family="text">
      <style:text-properties style:font-name="Times New Roman1" fo:font-size="12pt" fo:font-weight="normal" officeooo:rsid="00ed9011" style:font-size-asian="12pt" style:font-weight-asian="normal" style:font-size-complex="12pt" style:font-weight-complex="normal"/>
    </style:style>
    <style:style style:name="T130" style:family="text">
      <style:text-properties style:font-name="Times New Roman1" fo:font-size="12pt" fo:font-weight="normal" officeooo:rsid="00eeec27" style:font-size-asian="12pt" style:font-weight-asian="normal" style:font-size-complex="12pt" style:font-weight-complex="normal"/>
    </style:style>
    <style:style style:name="T131" style:family="text">
      <style:text-properties style:font-name="Times New Roman1" fo:font-size="12pt" fo:font-weight="normal" officeooo:rsid="00f0b9ac" style:font-size-asian="12pt" style:font-weight-asian="normal" style:font-size-complex="12pt" style:font-weight-complex="normal"/>
    </style:style>
    <style:style style:name="T132" style:family="text">
      <style:text-properties style:font-name="Times New Roman1" fo:font-size="12pt" fo:font-weight="normal" officeooo:rsid="0024d352" style:font-size-asian="12pt" style:font-weight-asian="normal" style:font-size-complex="12pt" style:font-weight-complex="normal"/>
    </style:style>
    <style:style style:name="T133" style:family="text">
      <style:text-properties style:font-name="Times New Roman1" fo:font-size="12pt" fo:font-weight="normal" officeooo:rsid="00267df0" style:font-size-asian="12pt" style:font-weight-asian="normal" style:font-size-complex="12pt" style:font-weight-complex="normal"/>
    </style:style>
    <style:style style:name="T134" style:family="text">
      <style:text-properties style:font-name="Times New Roman1" fo:font-size="12pt" fo:font-weight="normal" officeooo:rsid="0080db71" style:font-size-asian="12pt" style:font-weight-asian="normal" style:font-size-complex="12pt" style:font-weight-complex="normal"/>
    </style:style>
    <style:style style:name="T135" style:family="text">
      <style:text-properties style:font-name="Times New Roman1" fo:font-size="12pt" fo:font-weight="normal" officeooo:rsid="00f26c04" style:font-size-asian="12pt" style:font-weight-asian="normal" style:font-size-complex="12pt" style:font-weight-complex="normal"/>
    </style:style>
    <style:style style:name="T136" style:family="text">
      <style:text-properties style:font-name="Times New Roman1" fo:font-size="12pt" fo:font-weight="normal" officeooo:rsid="008bb12a" fo:background-color="transparent" loext:char-shading-value="0" style:font-size-asian="12pt" style:font-weight-asian="normal" style:font-size-complex="12pt" style:font-weight-complex="normal"/>
    </style:style>
    <style:style style:name="T137" style:family="text">
      <style:text-properties style:font-name="Times New Roman1" fo:font-size="12pt" fo:font-weight="normal" officeooo:rsid="008bb12a" fo:background-color="transparent" loext:char-shading-value="0" style:font-size-asian="12pt" style:font-weight-asian="normal" style:font-size-complex="12pt" style:font-weight-complex="normal"/>
    </style:style>
    <style:style style:name="T138" style:family="text">
      <style:text-properties style:font-name="Times New Roman1" fo:font-size="12pt" fo:font-weight="normal" officeooo:rsid="009d127e" fo:background-color="transparent" loext:char-shading-value="0" style:font-size-asian="12pt" style:font-weight-asian="normal" style:font-size-complex="12pt" style:font-weight-complex="normal"/>
    </style:style>
    <style:style style:name="T139" style:family="text">
      <style:text-properties style:font-name="Times New Roman1" fo:font-size="12pt" fo:font-weight="normal" officeooo:rsid="009d127e" fo:background-color="transparent" loext:char-shading-value="0" style:font-size-asian="12pt" style:font-weight-asian="normal" style:font-size-complex="12pt" style:font-weight-complex="normal"/>
    </style:style>
    <style:style style:name="T140" style:family="text">
      <style:text-properties style:font-name="Times New Roman1" fo:font-size="12pt" fo:font-weight="normal" officeooo:rsid="009e34c4" fo:background-color="transparent" loext:char-shading-value="0" style:font-size-asian="12pt" style:font-weight-asian="normal" style:font-size-complex="12pt" style:font-weight-complex="normal"/>
    </style:style>
    <style:style style:name="T141" style:family="text">
      <style:text-properties style:font-name="Times New Roman1" fo:font-size="12pt" fo:font-weight="normal" officeooo:rsid="003310bb" fo:background-color="transparent" loext:char-shading-value="0" style:font-size-asian="12pt" style:font-weight-asian="normal" style:font-size-complex="12pt" style:font-weight-complex="normal"/>
    </style:style>
    <style:style style:name="T142" style:family="text">
      <style:text-properties style:font-name="Times New Roman1" fo:font-size="12pt" fo:font-weight="normal" officeooo:rsid="003310bb" fo:background-color="transparent" loext:char-shading-value="0" style:font-size-asian="12pt" style:font-weight-asian="normal" style:font-size-complex="12pt" style:font-weight-complex="normal"/>
    </style:style>
    <style:style style:name="T143" style:family="text">
      <style:text-properties style:font-name="Times New Roman1" fo:font-size="12pt" fo:font-weight="normal" officeooo:rsid="00a4542a" fo:background-color="transparent" loext:char-shading-value="0" style:font-size-asian="12pt" style:font-weight-asian="normal" style:font-size-complex="12pt" style:font-weight-complex="normal"/>
    </style:style>
    <style:style style:name="T144" style:family="text">
      <style:text-properties style:font-name="Times New Roman1" fo:font-size="12pt" fo:font-weight="normal" officeooo:rsid="00a4542a" fo:background-color="transparent" loext:char-shading-value="0" style:font-size-asian="12pt" style:font-weight-asian="normal" style:font-size-complex="12pt" style:font-weight-complex="normal"/>
    </style:style>
    <style:style style:name="T145" style:family="text">
      <style:text-properties style:font-name="Times New Roman1" fo:font-size="12pt" fo:font-weight="normal" officeooo:rsid="00882b28" fo:background-color="transparent" loext:char-shading-value="0" style:font-size-asian="12pt" style:font-weight-asian="normal" style:font-size-complex="12pt" style:font-weight-complex="normal"/>
    </style:style>
    <style:style style:name="T146" style:family="text">
      <style:text-properties style:font-name="Times New Roman1" fo:font-size="12pt" fo:font-weight="normal" officeooo:rsid="00882b28" fo:background-color="transparent" loext:char-shading-value="0" style:font-size-asian="12pt" style:font-weight-asian="normal" style:font-size-complex="12pt" style:font-weight-complex="normal"/>
    </style:style>
    <style:style style:name="T147" style:family="text">
      <style:text-properties style:font-name="Times New Roman1" fo:font-size="12pt" fo:font-weight="normal" officeooo:rsid="006b1ed2" fo:background-color="transparent" loext:char-shading-value="0" style:font-size-asian="12pt" style:font-weight-asian="normal" style:font-size-complex="12pt" style:font-weight-complex="normal"/>
    </style:style>
    <style:style style:name="T148" style:family="text">
      <style:text-properties style:font-name="Times New Roman1" fo:font-size="12pt" fo:font-weight="normal" officeooo:rsid="006b1ed2" fo:background-color="transparent" loext:char-shading-value="0" style:font-size-asian="12pt" style:font-weight-asian="normal" style:font-size-complex="12pt" style:font-weight-complex="normal"/>
    </style:style>
    <style:style style:name="T149" style:family="text">
      <style:text-properties style:font-name="Times New Roman1" fo:font-size="12pt" fo:font-weight="normal" officeooo:rsid="0089b536" fo:background-color="transparent" loext:char-shading-value="0" style:font-size-asian="12pt" style:font-weight-asian="normal" style:font-size-complex="12pt" style:font-weight-complex="normal"/>
    </style:style>
    <style:style style:name="T150" style:family="text">
      <style:text-properties style:font-name="Times New Roman1" fo:font-size="12pt" fo:font-weight="normal" officeooo:rsid="0089b536" fo:background-color="transparent" loext:char-shading-value="0" style:font-size-asian="12pt" style:font-weight-asian="normal" style:font-size-complex="12pt" style:font-weight-complex="normal"/>
    </style:style>
    <style:style style:name="T151" style:family="text">
      <style:text-properties style:font-name="Times New Roman1" fo:font-size="12pt" fo:font-weight="normal" officeooo:rsid="006e1778" fo:background-color="transparent" loext:char-shading-value="0" style:font-size-asian="12pt" style:font-weight-asian="normal" style:font-size-complex="12pt" style:font-weight-complex="normal"/>
    </style:style>
    <style:style style:name="T152" style:family="text">
      <style:text-properties style:font-name="Times New Roman1" fo:font-size="12pt" fo:font-weight="normal" officeooo:rsid="006e1778" fo:background-color="transparent" loext:char-shading-value="0" style:font-size-asian="12pt" style:font-weight-asian="normal" style:font-size-complex="12pt" style:font-weight-complex="normal"/>
    </style:style>
    <style:style style:name="T153" style:family="text">
      <style:text-properties style:font-name="Times New Roman1" fo:font-size="12pt" fo:font-weight="normal" officeooo:rsid="0069b2af" fo:background-color="transparent" loext:char-shading-value="0" style:font-size-asian="12pt" style:font-weight-asian="normal" style:font-size-complex="12pt" style:font-weight-complex="normal"/>
    </style:style>
    <style:style style:name="T154" style:family="text">
      <style:text-properties style:font-name="Times New Roman1" fo:font-size="12pt" fo:font-weight="normal" officeooo:rsid="0069b2af" fo:background-color="transparent" loext:char-shading-value="0" style:font-size-asian="12pt" style:font-weight-asian="normal" style:font-size-complex="12pt" style:font-weight-complex="normal"/>
    </style:style>
    <style:style style:name="T155" style:family="text">
      <style:text-properties style:font-name="Times New Roman1" fo:font-size="12pt" fo:font-weight="normal" officeooo:rsid="008f4926" fo:background-color="transparent" loext:char-shading-value="0" style:font-size-asian="12pt" style:font-weight-asian="normal" style:font-size-complex="12pt" style:font-weight-complex="normal"/>
    </style:style>
    <style:style style:name="T156" style:family="text">
      <style:text-properties style:font-name="Times New Roman1" fo:font-size="12pt" fo:font-weight="normal" officeooo:rsid="008f4926" fo:background-color="transparent" loext:char-shading-value="0" style:font-size-asian="12pt" style:font-weight-asian="normal" style:font-size-complex="12pt" style:font-weight-complex="normal"/>
    </style:style>
    <style:style style:name="T157" style:family="text">
      <style:text-properties style:font-name="Times New Roman1" fo:font-size="12pt" fo:font-weight="normal" officeooo:rsid="00707225" fo:background-color="transparent" loext:char-shading-value="0" style:font-size-asian="12pt" style:font-weight-asian="normal" style:font-size-complex="12pt" style:font-weight-complex="normal"/>
    </style:style>
    <style:style style:name="T158" style:family="text">
      <style:text-properties style:font-name="Times New Roman1" fo:font-size="12pt" fo:font-weight="normal" officeooo:rsid="00707225" fo:background-color="transparent" loext:char-shading-value="0" style:font-size-asian="12pt" style:font-weight-asian="normal" style:font-size-complex="12pt" style:font-weight-complex="normal"/>
    </style:style>
    <style:style style:name="T159" style:family="text">
      <style:text-properties style:font-name="Times New Roman1" fo:font-size="12pt" fo:font-weight="normal" officeooo:rsid="008d692d" fo:background-color="transparent" loext:char-shading-value="0" style:font-size-asian="12pt" style:font-weight-asian="normal" style:font-size-complex="12pt" style:font-weight-complex="normal"/>
    </style:style>
    <style:style style:name="T160" style:family="text">
      <style:text-properties style:font-name="Times New Roman1" fo:font-size="12pt" fo:font-weight="normal" officeooo:rsid="0071e295" fo:background-color="transparent" loext:char-shading-value="0" style:font-size-asian="12pt" style:font-weight-asian="normal" style:font-size-complex="12pt" style:font-weight-complex="normal"/>
    </style:style>
    <style:style style:name="T161" style:family="text">
      <style:text-properties style:font-name="Times New Roman1" fo:font-size="12pt" fo:font-weight="normal" officeooo:rsid="0071e295" fo:background-color="transparent" loext:char-shading-value="0" style:font-size-asian="12pt" style:font-weight-asian="normal" style:font-size-complex="12pt" style:font-weight-complex="normal"/>
    </style:style>
    <style:style style:name="T162" style:family="text">
      <style:text-properties style:font-name="Times New Roman1" fo:font-size="12pt" fo:font-weight="normal" officeooo:rsid="008fcb98" fo:background-color="transparent" loext:char-shading-value="0" style:font-size-asian="12pt" style:font-weight-asian="normal" style:font-size-complex="12pt" style:font-weight-complex="normal"/>
    </style:style>
    <style:style style:name="T163" style:family="text">
      <style:text-properties style:font-name="Times New Roman1" fo:font-size="12pt" fo:font-weight="normal" officeooo:rsid="008fcb98" fo:background-color="transparent" loext:char-shading-value="0" style:font-size-asian="12pt" style:font-weight-asian="normal" style:font-size-complex="12pt" style:font-weight-complex="normal"/>
    </style:style>
    <style:style style:name="T164" style:family="text">
      <style:text-properties style:font-name="Times New Roman1" fo:font-size="12pt" fo:font-weight="normal" officeooo:rsid="00a5fdfa" fo:background-color="transparent" loext:char-shading-value="0" style:font-size-asian="12pt" style:font-weight-asian="normal" style:font-size-complex="12pt" style:font-weight-complex="normal"/>
    </style:style>
    <style:style style:name="T165" style:family="text">
      <style:text-properties style:font-name="Times New Roman1" fo:font-size="12pt" fo:font-weight="normal" officeooo:rsid="00a5fdfa" fo:background-color="transparent" loext:char-shading-value="0" style:font-size-asian="12pt" style:font-weight-asian="normal" style:font-size-complex="12pt" style:font-weight-complex="normal"/>
    </style:style>
    <style:style style:name="T166" style:family="text">
      <style:text-properties style:font-name="Times New Roman1" fo:font-size="12pt" fo:font-weight="normal" officeooo:rsid="001103ee" fo:background-color="transparent" loext:char-shading-value="0" style:font-size-asian="12pt" style:font-weight-asian="normal" style:font-size-complex="12pt" style:font-weight-complex="normal"/>
    </style:style>
    <style:style style:name="T167" style:family="text">
      <style:text-properties style:font-name="Times New Roman1" fo:font-size="12pt" fo:font-weight="normal" officeooo:rsid="0029eeb2" fo:background-color="transparent" loext:char-shading-value="0" style:font-size-asian="12pt" style:font-weight-asian="normal" style:font-size-complex="12pt" style:font-weight-complex="normal"/>
    </style:style>
    <style:style style:name="T168" style:family="text">
      <style:text-properties style:font-name="Times New Roman1" fo:font-size="12pt" fo:font-weight="normal" officeooo:rsid="0029eeb2" fo:background-color="transparent" loext:char-shading-value="0" style:font-size-asian="12pt" style:font-weight-asian="normal" style:font-size-complex="12pt" style:font-weight-complex="normal"/>
    </style:style>
    <style:style style:name="T169" style:family="text">
      <style:text-properties style:font-name="Times New Roman1" fo:font-size="12pt" fo:font-weight="normal" officeooo:rsid="0093d4a3" fo:background-color="transparent" loext:char-shading-value="0" style:font-size-asian="12pt" style:font-weight-asian="normal" style:font-size-complex="12pt" style:font-weight-complex="normal"/>
    </style:style>
    <style:style style:name="T170" style:family="text">
      <style:text-properties style:font-name="Times New Roman1" fo:font-size="12pt" fo:font-weight="normal" officeooo:rsid="0093a295" fo:background-color="transparent" loext:char-shading-value="0" style:font-size-asian="12pt" style:font-weight-asian="normal" style:font-size-complex="12pt" style:font-weight-complex="normal"/>
    </style:style>
    <style:style style:name="T171" style:family="text">
      <style:text-properties style:font-name="Times New Roman1" fo:font-size="12pt" fo:font-weight="normal" officeooo:rsid="00794ef5" fo:background-color="transparent" loext:char-shading-value="0" style:font-size-asian="12pt" style:font-weight-asian="normal" style:font-size-complex="12pt" style:font-weight-complex="normal"/>
    </style:style>
    <style:style style:name="T172" style:family="text">
      <style:text-properties style:font-name="Times New Roman1" fo:font-size="12pt" fo:font-weight="normal" officeooo:rsid="00794ef5" fo:background-color="transparent" loext:char-shading-value="0" style:font-size-asian="12pt" style:font-weight-asian="normal" style:font-size-complex="12pt" style:font-weight-complex="normal"/>
    </style:style>
    <style:style style:name="T173" style:family="text">
      <style:text-properties style:font-name="Times New Roman1" fo:font-size="12pt" fo:font-weight="normal" officeooo:rsid="009ba7b6" fo:background-color="transparent" loext:char-shading-value="0" style:font-size-asian="12pt" style:font-weight-asian="normal" style:font-size-complex="12pt" style:font-weight-complex="normal"/>
    </style:style>
    <style:style style:name="T174" style:family="text">
      <style:text-properties style:font-name="Times New Roman1" fo:font-size="12pt" fo:font-weight="normal" officeooo:rsid="00787faa" fo:background-color="transparent" loext:char-shading-value="0" style:font-size-asian="12pt" style:font-weight-asian="normal" style:font-size-complex="12pt" style:font-weight-complex="normal"/>
    </style:style>
    <style:style style:name="T175" style:family="text">
      <style:text-properties style:font-name="Times New Roman1" fo:font-size="12pt" fo:font-weight="normal" officeooo:rsid="009cc9e1" fo:background-color="transparent" loext:char-shading-value="0" style:font-size-asian="12pt" style:font-weight-asian="normal" style:font-size-complex="12pt" style:font-weight-complex="normal"/>
    </style:style>
    <style:style style:name="T176" style:family="text">
      <style:text-properties style:font-name="Times New Roman1" fo:font-size="12pt" fo:font-weight="normal" officeooo:rsid="009cc9e1" fo:background-color="transparent" loext:char-shading-value="0" style:font-size-asian="12pt" style:font-weight-asian="normal" style:font-size-complex="12pt" style:font-weight-complex="normal"/>
    </style:style>
    <style:style style:name="T177" style:family="text">
      <style:text-properties style:font-name="Times New Roman1" fo:font-size="12pt" fo:font-weight="normal" officeooo:rsid="00a96eda" fo:background-color="transparent" loext:char-shading-value="0" style:font-size-asian="12pt" style:font-weight-asian="normal" style:font-size-complex="12pt" style:font-weight-complex="normal"/>
    </style:style>
    <style:style style:name="T178" style:family="text">
      <style:text-properties style:font-name="Times New Roman1" fo:font-size="12pt" fo:font-weight="normal" officeooo:rsid="0080d69f" fo:background-color="transparent" loext:char-shading-value="0" style:font-size-asian="12pt" style:font-weight-asian="normal" style:font-size-complex="12pt" style:font-weight-complex="normal"/>
    </style:style>
    <style:style style:name="T179" style:family="text">
      <style:text-properties style:font-name="Times New Roman1" fo:font-size="12pt" fo:font-weight="normal" officeooo:rsid="0080d69f" fo:background-color="transparent" loext:char-shading-value="0" style:font-size-asian="12pt" style:font-weight-asian="normal" style:font-size-complex="12pt" style:font-weight-complex="normal"/>
    </style:style>
    <style:style style:name="T180" style:family="text">
      <style:text-properties style:font-name="Times New Roman1" fo:font-size="12pt" fo:font-weight="normal" officeooo:rsid="007b2bc2" fo:background-color="transparent" loext:char-shading-value="0" style:font-size-asian="12pt" style:font-weight-asian="normal" style:font-size-complex="12pt" style:font-weight-complex="normal"/>
    </style:style>
    <style:style style:name="T181" style:family="text">
      <style:text-properties style:font-name="Times New Roman1" fo:font-size="12pt" fo:font-weight="normal" officeooo:rsid="00d8705c" fo:background-color="transparent" loext:char-shading-value="0" style:font-size-asian="12pt" style:font-weight-asian="normal" style:font-size-complex="12pt" style:font-weight-complex="normal"/>
    </style:style>
    <style:style style:name="T182" style:family="text">
      <style:text-properties style:font-name="Times New Roman1" fo:font-size="12pt" fo:font-weight="normal" officeooo:rsid="00d938d1" fo:background-color="transparent" loext:char-shading-value="0" style:font-size-asian="12pt" style:font-weight-asian="normal" style:font-size-complex="12pt" style:font-weight-complex="normal"/>
    </style:style>
    <style:style style:name="T183" style:family="text">
      <style:text-properties style:font-name="Times New Roman1" fo:font-size="12pt" fo:font-weight="normal" officeooo:rsid="00ed9011" fo:background-color="transparent" loext:char-shading-value="0" style:font-size-asian="12pt" style:font-weight-asian="normal" style:font-size-complex="12pt" style:font-weight-complex="normal"/>
    </style:style>
    <style:style style:name="T184" style:family="text">
      <style:text-properties style:font-name="Times New Roman1" fo:font-size="12pt" fo:font-weight="normal" officeooo:rsid="00ed9011" fo:background-color="transparent" loext:char-shading-value="0" style:font-size-asian="12pt" style:font-weight-asian="normal" style:font-size-complex="12pt" style:font-weight-complex="normal"/>
    </style:style>
    <style:style style:name="T185" style:family="text">
      <style:text-properties style:font-name="Times New Roman1" fo:font-size="12pt" fo:font-weight="normal" officeooo:rsid="00eeec27" fo:background-color="transparent" loext:char-shading-value="0" style:font-size-asian="12pt" style:font-weight-asian="normal" style:font-size-complex="12pt" style:font-weight-complex="normal"/>
    </style:style>
    <style:style style:name="T186" style:family="text">
      <style:text-properties style:font-name="Times New Roman1" fo:font-size="12pt" fo:font-weight="normal" officeooo:rsid="00eeec27" fo:background-color="transparent" loext:char-shading-value="0" style:font-size-asian="12pt" style:font-weight-asian="normal" style:font-size-complex="12pt" style:font-weight-complex="normal"/>
    </style:style>
    <style:style style:name="T187" style:family="text">
      <style:text-properties style:font-name="Times New Roman1" fo:font-size="12pt" fo:font-weight="normal" officeooo:rsid="00f0b9ac" fo:background-color="transparent" loext:char-shading-value="0" style:font-size-asian="12pt" style:font-weight-asian="normal" style:font-size-complex="12pt" style:font-weight-complex="normal"/>
    </style:style>
    <style:style style:name="T188" style:family="text">
      <style:text-properties style:font-name="Times New Roman1" fo:font-size="12pt" fo:font-weight="normal" officeooo:rsid="00f0b9ac" fo:background-color="transparent" loext:char-shading-value="0" style:font-size-asian="12pt" style:font-weight-asian="normal" style:font-size-complex="12pt" style:font-weight-complex="normal"/>
    </style:style>
    <style:style style:name="T189" style:family="text">
      <style:text-properties style:font-name="Times New Roman1" fo:font-size="12pt" fo:font-weight="normal" officeooo:rsid="00f17ba1" fo:background-color="transparent" loext:char-shading-value="0" style:font-size-asian="12pt" style:font-weight-asian="normal" style:font-size-complex="12pt" style:font-weight-complex="normal"/>
    </style:style>
    <style:style style:name="T190" style:family="text">
      <style:text-properties style:font-name="Times New Roman1" fo:font-size="12pt" fo:font-weight="normal" officeooo:rsid="00f17ba1" fo:background-color="transparent" loext:char-shading-value="0" style:font-size-asian="12pt" style:font-weight-asian="normal" style:font-size-complex="12pt" style:font-weight-complex="normal"/>
    </style:style>
    <style:style style:name="T191" style:family="text">
      <style:text-properties style:font-name="Times New Roman1" fo:font-size="12pt" fo:font-weight="normal" officeooo:rsid="00267df0" fo:background-color="transparent" loext:char-shading-value="0" style:font-size-asian="12pt" style:font-weight-asian="normal" style:font-size-complex="12pt" style:font-weight-complex="normal"/>
    </style:style>
    <style:style style:name="T192" style:family="text">
      <style:text-properties style:font-name="Times New Roman1" fo:font-size="12pt" fo:font-weight="normal" officeooo:rsid="00267df0" fo:background-color="transparent" loext:char-shading-value="0" style:font-size-asian="12pt" style:font-weight-asian="normal" style:font-size-complex="12pt" style:font-weight-complex="normal"/>
    </style:style>
    <style:style style:name="T193" style:family="text">
      <style:text-properties style:font-name="Times New Roman1" fo:font-size="12pt" fo:font-weight="normal" officeooo:rsid="00f26c04" fo:background-color="transparent" loext:char-shading-value="0" style:font-size-asian="12pt" style:font-weight-asian="normal" style:font-size-complex="12pt" style:font-weight-complex="normal"/>
    </style:style>
    <style:style style:name="T194" style:family="text">
      <style:text-properties style:font-name="Times New Roman1" fo:font-size="12pt" fo:font-weight="normal" officeooo:rsid="00f26c04" fo:background-color="transparent" loext:char-shading-value="0" style:font-size-asian="12pt" style:font-weight-asian="normal" style:font-size-complex="12pt" style:font-weight-complex="normal"/>
    </style:style>
    <style:style style:name="T195" style:family="text">
      <style:text-properties style:font-name="Times New Roman1" fo:font-size="12pt" fo:font-weight="normal" officeooo:rsid="00790e0e" fo:background-color="transparent" loext:char-shading-value="0" style:font-size-asian="12pt" style:font-weight-asian="normal" style:font-size-complex="12pt" style:font-weight-complex="normal"/>
    </style:style>
    <style:style style:name="T196" style:family="text">
      <style:text-properties style:font-name="Times New Roman1" fo:font-size="12pt" fo:font-weight="normal" officeooo:rsid="006b8979" fo:background-color="transparent" loext:char-shading-value="0" style:font-size-asian="12pt" style:font-weight-asian="normal" style:font-size-complex="12pt" style:font-weight-complex="normal"/>
    </style:style>
    <style:style style:name="T197" style:family="text">
      <style:text-properties style:font-name="Times New Roman1" fo:font-size="12pt" fo:font-weight="normal" officeooo:rsid="006b8979" fo:background-color="transparent" loext:char-shading-value="0" style:font-size-asian="12pt" style:font-weight-asian="normal" style:font-size-complex="12pt" style:font-weight-complex="normal"/>
    </style:style>
    <style:style style:name="T198" style:family="text">
      <style:text-properties style:font-name="Times New Roman1" fo:font-size="12pt" fo:font-weight="normal" officeooo:rsid="00ed9011" fo:background-color="#ffff00" loext:char-shading-value="0" style:font-size-asian="12pt" style:font-weight-asian="normal" style:font-size-complex="12pt" style:font-weight-complex="normal"/>
    </style:style>
    <style:style style:name="T199" style:family="text">
      <style:text-properties style:font-name="Times New Roman1" fo:font-size="12pt" fo:font-weight="normal" officeooo:rsid="003310bb" fo:background-color="#ffff00" loext:char-shading-value="0" style:font-size-asian="12pt" style:font-weight-asian="normal" style:font-size-complex="12pt" style:font-weight-complex="normal"/>
    </style:style>
    <style:style style:name="T200" style:family="text">
      <style:text-properties style:font-name="Times New Roman1" fo:font-size="12pt" fo:font-weight="normal" officeooo:rsid="0069b2af" fo:background-color="#ffff00" loext:char-shading-value="0" style:font-size-asian="12pt" style:font-weight-asian="normal" style:font-size-complex="12pt" style:font-weight-complex="normal"/>
    </style:style>
    <style:style style:name="T201" style:family="text">
      <style:text-properties style:font-name="Times New Roman1" fo:font-size="12pt" fo:font-weight="normal" officeooo:rsid="0089b536" fo:background-color="#ffff00" loext:char-shading-value="0" style:font-size-asian="12pt" style:font-weight-asian="normal" style:font-size-complex="12pt" style:font-weight-complex="normal"/>
    </style:style>
    <style:style style:name="T202" style:family="text">
      <style:text-properties style:font-name="Times New Roman1" fo:font-size="12pt" fo:font-weight="normal" officeooo:rsid="00eeec27" fo:background-color="#ffff00" loext:char-shading-value="0" style:font-size-asian="12pt" style:font-weight-asian="normal" style:font-size-complex="12pt" style:font-weight-complex="normal"/>
    </style:style>
    <style:style style:name="T203" style:family="text">
      <style:text-properties style:font-name="Times New Roman1" fo:font-size="12pt" fo:font-weight="normal" officeooo:rsid="006b1ed2" fo:background-color="#ffff00" loext:char-shading-value="0" style:font-size-asian="12pt" style:font-weight-asian="normal" style:font-size-complex="12pt" style:font-weight-complex="normal"/>
    </style:style>
    <style:style style:name="T204" style:family="text">
      <style:text-properties style:font-name="Times New Roman1" fo:font-size="12pt" fo:font-weight="normal" officeooo:rsid="00f0b9ac" fo:background-color="#ffff00" loext:char-shading-value="0" style:font-size-asian="12pt" style:font-weight-asian="normal" style:font-size-complex="12pt" style:font-weight-complex="normal"/>
    </style:style>
    <style:style style:name="T205" style:family="text">
      <style:text-properties style:font-name="Times New Roman1" fo:font-size="12pt" fo:font-weight="normal" officeooo:rsid="006b8979" fo:background-color="#ffff00" loext:char-shading-value="0" style:font-size-asian="12pt" style:font-weight-asian="normal" style:font-size-complex="12pt" style:font-weight-complex="normal"/>
    </style:style>
    <style:style style:name="T206" style:family="text">
      <style:text-properties style:font-name="Times New Roman1" fo:font-size="12pt" fo:font-weight="normal" officeooo:rsid="008fcb98" fo:background-color="#ffff00" loext:char-shading-value="0" style:font-size-asian="12pt" style:font-weight-asian="normal" style:font-size-complex="12pt" style:font-weight-complex="normal"/>
    </style:style>
    <style:style style:name="T207" style:family="text">
      <style:text-properties style:font-name="Times New Roman1" fo:font-size="12pt" fo:font-weight="normal" officeooo:rsid="00f17ba1" fo:background-color="#ffff00" loext:char-shading-value="0" style:font-size-asian="12pt" style:font-weight-asian="normal" style:font-size-complex="12pt" style:font-weight-complex="normal"/>
    </style:style>
    <style:style style:name="T208" style:family="text">
      <style:text-properties style:font-name="Times New Roman1" fo:font-size="12pt" fo:font-weight="normal" officeooo:rsid="00f26c04" fo:background-color="#ffff00" loext:char-shading-value="0" style:font-size-asian="12pt" style:font-weight-asian="normal" style:font-size-complex="12pt" style:font-weight-complex="normal"/>
    </style:style>
    <style:style style:name="T209" style:family="text">
      <style:text-properties style:font-name="Times New Roman1" fo:font-size="12pt" fo:font-weight="normal" officeooo:rsid="009cc9e1" fo:background-color="#ffff00" loext:char-shading-value="0" style:font-size-asian="12pt" style:font-weight-asian="normal" style:font-size-complex="12pt" style:font-weight-complex="normal"/>
    </style:style>
    <style:style style:name="T210" style:family="text">
      <style:text-properties style:font-name="Times New Roman1" fo:font-size="12pt" fo:font-weight="normal" officeooo:rsid="0029eeb2" fo:background-color="#ff4000" loext:char-shading-value="0" style:font-size-asian="12pt" style:font-weight-asian="normal" style:font-size-complex="12pt" style:font-weight-complex="normal"/>
    </style:style>
    <style:style style:name="T211" style:family="text">
      <style:text-properties style:font-name="Times New Roman1" fo:font-size="12pt" style:text-underline-style="none" fo:font-weight="normal" officeooo:rsid="003310bb" style:font-size-asian="12pt" style:font-weight-asian="normal" style:font-size-complex="12pt" style:font-weight-complex="normal"/>
    </style:style>
    <style:style style:name="T212" style:family="text">
      <style:text-properties style:font-name="Times New Roman1" fo:font-size="12pt" officeooo:rsid="00738922" fo:background-color="transparent" loext:char-shading-value="0" style:font-size-asian="12pt" style:font-size-complex="12pt"/>
    </style:style>
    <style:style style:name="T213" style:family="text">
      <style:text-properties style:font-name="Times New Roman1" fo:font-size="12pt" officeooo:rsid="00738922" fo:background-color="transparent" loext:char-shading-value="0" style:font-size-asian="12pt" style:font-size-complex="12pt"/>
    </style:style>
    <style:style style:name="T214" style:family="text">
      <style:text-properties style:font-name="Times New Roman1" fo:font-size="12pt" officeooo:rsid="0085193c" fo:background-color="transparent" loext:char-shading-value="0" style:font-size-asian="12pt" style:font-size-complex="12pt"/>
    </style:style>
    <style:style style:name="T215" style:family="text">
      <style:text-properties style:font-name="Times New Roman1" fo:font-size="12pt" officeooo:rsid="00846e6e" fo:background-color="transparent" loext:char-shading-value="0" style:font-size-asian="12pt" style:font-size-complex="12pt"/>
    </style:style>
    <style:style style:name="T216" style:family="text">
      <style:text-properties style:font-name="Times New Roman1" fo:font-size="12pt" officeooo:rsid="00318c43" fo:background-color="transparent" loext:char-shading-value="0" style:font-size-asian="12pt" style:font-size-complex="12pt"/>
    </style:style>
    <style:style style:name="T217" style:family="text">
      <style:text-properties style:font-name="Times New Roman1" fo:font-size="12pt" officeooo:rsid="00318c43" fo:background-color="transparent" loext:char-shading-value="0" style:font-size-asian="12pt" style:font-size-complex="12pt"/>
    </style:style>
    <style:style style:name="T218" style:family="text">
      <style:text-properties style:font-name="Times New Roman1" fo:font-size="12pt" officeooo:rsid="00882b28" fo:background-color="transparent" loext:char-shading-value="0" style:font-size-asian="12pt" style:font-size-complex="12pt"/>
    </style:style>
    <style:style style:name="T219" style:family="text">
      <style:text-properties style:font-name="Times New Roman1" fo:font-size="12pt" officeooo:rsid="00882b28" fo:background-color="transparent" loext:char-shading-value="0" style:font-size-asian="12pt" style:font-size-complex="12pt"/>
    </style:style>
    <style:style style:name="T220" style:family="text">
      <style:text-properties style:font-name="Times New Roman1" fo:font-size="12pt" officeooo:rsid="0015d93e" fo:background-color="transparent" loext:char-shading-value="0" style:font-size-asian="12pt" style:font-size-complex="12pt"/>
    </style:style>
    <style:style style:name="T221" style:family="text">
      <style:text-properties style:font-name="Times New Roman1" fo:font-size="12pt" officeooo:rsid="0015d93e" fo:background-color="transparent" loext:char-shading-value="0" style:font-size-asian="12pt" style:font-size-complex="12pt"/>
    </style:style>
    <style:style style:name="T222" style:family="text">
      <style:text-properties style:font-name="Times New Roman1" fo:font-size="12pt" officeooo:rsid="0096004f" fo:background-color="transparent" loext:char-shading-value="0" style:font-size-asian="12pt" style:font-size-complex="12pt"/>
    </style:style>
    <style:style style:name="T223" style:family="text">
      <style:text-properties style:font-name="Times New Roman1" fo:font-size="12pt" officeooo:rsid="0097a5bc" fo:background-color="transparent" loext:char-shading-value="0" style:font-size-asian="12pt" style:font-size-complex="12pt"/>
    </style:style>
    <style:style style:name="T224" style:family="text">
      <style:text-properties style:font-name="Times New Roman1" fo:font-size="12pt" officeooo:rsid="0015e307" fo:background-color="transparent" loext:char-shading-value="0" style:font-size-asian="12pt" style:font-size-complex="12pt"/>
    </style:style>
    <style:style style:name="T225" style:family="text">
      <style:text-properties style:font-name="Times New Roman1" fo:font-size="12pt" officeooo:rsid="009a3c8b" fo:background-color="transparent" loext:char-shading-value="0" style:font-size-asian="12pt" style:font-size-complex="12pt"/>
    </style:style>
    <style:style style:name="T226" style:family="text">
      <style:text-properties style:font-name="Times New Roman1" fo:font-size="12pt" officeooo:rsid="009ba7b6" fo:background-color="transparent" loext:char-shading-value="0" style:font-size-asian="12pt" style:font-size-complex="12pt"/>
    </style:style>
    <style:style style:name="T227" style:family="text">
      <style:text-properties style:font-name="Times New Roman1" fo:font-size="12pt" officeooo:rsid="00f26c04" fo:background-color="transparent" loext:char-shading-value="0" style:font-size-asian="12pt" style:font-size-complex="12pt"/>
    </style:style>
    <style:style style:name="T228" style:family="text">
      <style:text-properties style:font-name="Times New Roman1" fo:font-size="12pt" officeooo:rsid="00f26c04" fo:background-color="transparent" loext:char-shading-value="0" style:font-size-asian="12pt" style:font-size-complex="12pt"/>
    </style:style>
    <style:style style:name="T229" style:family="text">
      <style:text-properties style:font-name="Times New Roman1" fo:font-size="12pt" fo:background-color="transparent" loext:char-shading-value="0" style:font-size-asian="12pt" style:font-size-complex="12pt"/>
    </style:style>
    <style:style style:name="T230" style:family="text">
      <style:text-properties style:font-name="Times New Roman1" fo:font-size="12pt" officeooo:rsid="00eb9974" fo:background-color="transparent" loext:char-shading-value="0" style:font-size-asian="12pt" style:font-size-complex="12pt"/>
    </style:style>
    <style:style style:name="T231" style:family="text">
      <style:text-properties style:font-name="Times New Roman1" fo:font-size="12pt" officeooo:rsid="00eb9974" fo:background-color="transparent" loext:char-shading-value="0" style:font-size-asian="12pt" style:font-size-complex="12pt"/>
    </style:style>
    <style:style style:name="T232" style:family="text">
      <style:text-properties style:font-name="Times New Roman1" fo:font-size="12pt" officeooo:rsid="000e8973" fo:background-color="transparent" loext:char-shading-value="0" style:font-size-asian="12pt" style:font-size-complex="12pt"/>
    </style:style>
    <style:style style:name="T233" style:family="text">
      <style:text-properties style:font-name="Times New Roman1" fo:font-size="12pt" officeooo:rsid="000e8973" fo:background-color="transparent" loext:char-shading-value="0" style:font-size-asian="12pt" style:font-size-complex="12pt"/>
    </style:style>
    <style:style style:name="T234" style:family="text">
      <style:text-properties style:font-name="Times New Roman1" fo:font-size="12pt" officeooo:rsid="00a2791b" fo:background-color="transparent" loext:char-shading-value="0" style:font-size-asian="12pt" style:font-size-complex="12pt"/>
    </style:style>
    <style:style style:name="T235" style:family="text">
      <style:text-properties style:font-name="Times New Roman1" fo:font-size="12pt" officeooo:rsid="00a2791b" fo:background-color="transparent" loext:char-shading-value="0" style:font-size-asian="12pt" style:font-size-complex="12pt"/>
    </style:style>
    <style:style style:name="T236" style:family="text">
      <style:text-properties style:font-name="Times New Roman1" fo:font-size="12pt" officeooo:rsid="00867e02" fo:background-color="transparent" loext:char-shading-value="0" style:font-size-asian="12pt" style:font-size-complex="12pt"/>
    </style:style>
    <style:style style:name="T237" style:family="text">
      <style:text-properties style:font-name="Times New Roman1" fo:font-size="12pt" officeooo:rsid="00867e02" fo:background-color="transparent" loext:char-shading-value="0" style:font-size-asian="12pt" style:font-size-complex="12pt"/>
    </style:style>
    <style:style style:name="T238" style:family="text">
      <style:text-properties style:font-name="Times New Roman1" fo:font-size="12pt" officeooo:rsid="00ed9011" fo:background-color="transparent" loext:char-shading-value="0" style:font-size-asian="12pt" style:font-size-complex="12pt"/>
    </style:style>
    <style:style style:name="T239" style:family="text">
      <style:text-properties style:font-name="Times New Roman1" fo:font-size="12pt" officeooo:rsid="00ed9011" fo:background-color="transparent" loext:char-shading-value="0" style:font-size-asian="12pt" style:font-size-complex="12pt"/>
    </style:style>
    <style:style style:name="T240" style:family="text">
      <style:text-properties style:font-name="Times New Roman1" fo:font-size="12pt" officeooo:rsid="00d6c3a3" fo:background-color="transparent" loext:char-shading-value="0" style:font-size-asian="12pt" style:font-size-complex="12pt"/>
    </style:style>
    <style:style style:name="T241" style:family="text">
      <style:text-properties style:font-name="Times New Roman1" fo:font-size="12pt" officeooo:rsid="00d6c3a3" fo:background-color="transparent" loext:char-shading-value="0" style:font-size-asian="12pt" style:font-size-complex="12pt"/>
    </style:style>
    <style:style style:name="T242" style:family="text">
      <style:text-properties style:font-name="Times New Roman1" fo:font-size="12pt" officeooo:rsid="000feca7" fo:background-color="transparent" loext:char-shading-value="0" style:font-size-asian="12pt" style:font-size-complex="12pt"/>
    </style:style>
    <style:style style:name="T243" style:family="text">
      <style:text-properties style:font-name="Times New Roman1" fo:font-size="12pt" officeooo:rsid="000feca7" fo:background-color="transparent" loext:char-shading-value="0" style:font-size-asian="12pt" style:font-size-complex="12pt"/>
    </style:style>
    <style:style style:name="T244" style:family="text">
      <style:text-properties style:font-name="Times New Roman1" fo:font-size="12pt" officeooo:rsid="00eb9974" fo:background-color="#ffff00" loext:char-shading-value="0" style:font-size-asian="12pt" style:font-size-complex="12pt"/>
    </style:style>
    <style:style style:name="T245" style:family="text">
      <style:text-properties style:font-name="Times New Roman1" fo:font-size="12pt" officeooo:rsid="00318c43" fo:background-color="#ffff00" loext:char-shading-value="0" style:font-size-asian="12pt" style:font-size-complex="12pt"/>
    </style:style>
    <style:style style:name="T246" style:family="text">
      <style:text-properties style:font-name="Times New Roman1" fo:font-size="12pt" officeooo:rsid="000e8973" fo:background-color="#ffff00" loext:char-shading-value="0" style:font-size-asian="12pt" style:font-size-complex="12pt"/>
    </style:style>
    <style:style style:name="T247" style:family="text">
      <style:text-properties style:font-name="Times New Roman1" fo:font-size="12pt" officeooo:rsid="00a2791b" fo:background-color="#ffff00" loext:char-shading-value="0" style:font-size-asian="12pt" style:font-size-complex="12pt"/>
    </style:style>
    <style:style style:name="T248" style:family="text">
      <style:text-properties style:font-name="Times New Roman1" fo:font-size="12pt" officeooo:rsid="00867e02" fo:background-color="#ffff00" loext:char-shading-value="0" style:font-size-asian="12pt" style:font-size-complex="12pt"/>
    </style:style>
    <style:style style:name="T249" style:family="text">
      <style:text-properties style:font-name="Times New Roman1" fo:font-size="12pt" officeooo:rsid="00ed9011" fo:background-color="#ffff00" loext:char-shading-value="0" style:font-size-asian="12pt" style:font-size-complex="12pt"/>
    </style:style>
    <style:style style:name="T250" style:family="text">
      <style:text-properties style:font-name="Times New Roman1" fo:font-size="12pt" officeooo:rsid="000feca7" fo:background-color="#ffff00" loext:char-shading-value="0" style:font-size-asian="12pt" style:font-size-complex="12pt"/>
    </style:style>
    <style:style style:name="T251" style:family="text">
      <style:text-properties style:font-name="Times New Roman1" fo:font-size="12pt" officeooo:rsid="00f26c04" fo:background-color="#ffff00" loext:char-shading-value="0" style:font-size-asian="12pt" style:font-size-complex="12pt"/>
    </style:style>
    <style:style style:name="T252" style:family="text">
      <style:text-properties style:font-name="Times New Roman" fo:font-size="12.5pt" fo:font-weight="normal" officeooo:rsid="0026f301" fo:background-color="transparent" loext:char-shading-value="0" style:font-size-asian="12.5pt" style:font-weight-asian="normal" style:font-size-complex="12.5pt" style:font-weight-complex="normal"/>
    </style:style>
    <style:style style:name="T253" style:family="text">
      <style:text-properties style:font-name="Times New Roman" fo:font-size="12.5pt" fo:font-weight="normal" officeooo:rsid="00339102" fo:background-color="transparent" loext:char-shading-value="0" style:font-size-asian="12.5pt" style:font-weight-asian="normal" style:font-size-complex="12.5pt" style:font-weight-complex="normal"/>
    </style:style>
    <style:style style:name="T254" style:family="text">
      <style:text-properties style:font-name="Times New Roman" fo:font-size="12.5pt" fo:font-weight="normal" officeooo:rsid="0094ab01" fo:background-color="transparent" loext:char-shading-value="0" style:font-size-asian="12.5pt" style:font-weight-asian="normal" style:font-size-complex="12.5pt" style:font-weight-complex="normal"/>
    </style:style>
    <style:style style:name="T255" style:family="text">
      <style:text-properties style:font-name="Times New Roman" fo:font-size="12pt" fo:font-weight="normal" officeooo:rsid="00339102" style:font-size-asian="12pt" style:font-weight-asian="normal" style:font-size-complex="12pt" style:font-weight-complex="normal"/>
    </style:style>
    <style:style style:name="T256" style:family="text">
      <style:text-properties style:font-name="Times New Roman" fo:font-size="12pt" fo:font-weight="normal" officeooo:rsid="00738922" style:font-size-asian="12pt" style:font-weight-asian="normal" style:font-size-complex="12pt" style:font-weight-complex="normal"/>
    </style:style>
    <style:style style:name="T257" style:family="text">
      <style:text-properties style:font-name="Times New Roman" fo:font-size="12pt" fo:font-weight="normal" officeooo:rsid="0085193c" style:font-size-asian="12pt" style:font-weight-asian="normal" style:font-size-complex="12pt" style:font-weight-complex="normal"/>
    </style:style>
    <style:style style:name="T258" style:family="text">
      <style:text-properties style:font-name="Times New Roman" fo:font-size="12pt" fo:font-weight="normal" officeooo:rsid="0074a4b6" style:font-size-asian="12pt" style:font-weight-asian="normal" style:font-size-complex="12pt" style:font-weight-complex="normal"/>
    </style:style>
    <style:style style:name="T259" style:family="text">
      <style:text-properties style:font-name="Times New Roman" fo:font-size="12pt" fo:font-weight="normal" officeooo:rsid="00867e02" style:font-size-asian="12pt" style:font-weight-asian="normal" style:font-size-complex="12pt" style:font-weight-complex="normal"/>
    </style:style>
    <style:style style:name="T260" style:family="text">
      <style:text-properties style:font-name="Times New Roman" fo:font-size="12pt" fo:font-weight="normal" officeooo:rsid="0014f45e" style:font-size-asian="12pt" style:font-weight-asian="normal" style:font-size-complex="12pt" style:font-weight-complex="normal"/>
    </style:style>
    <style:style style:name="T261" style:family="text">
      <style:text-properties style:font-name="Times New Roman" fo:font-size="12pt" fo:font-weight="normal" officeooo:rsid="0094ab01" style:font-size-asian="12pt" style:font-weight-asian="normal" style:font-size-complex="12pt" style:font-weight-complex="normal"/>
    </style:style>
    <style:style style:name="T262" style:family="text">
      <style:text-properties style:font-name="Times New Roman" fo:font-size="12pt" fo:font-weight="normal" officeooo:rsid="00253486" style:font-size-asian="12pt" style:font-weight-asian="normal" style:font-size-complex="12pt" style:font-weight-complex="normal"/>
    </style:style>
    <style:style style:name="T263" style:family="text">
      <style:text-properties style:font-name="Times New Roman" fo:font-size="12pt" fo:font-weight="normal" officeooo:rsid="002b5b5a" style:font-size-asian="12pt" style:font-weight-asian="normal" style:font-size-complex="12pt" style:font-weight-complex="normal"/>
    </style:style>
    <style:style style:name="T264" style:family="text">
      <style:text-properties style:font-name="Times New Roman" fo:font-size="12pt" fo:font-weight="normal" officeooo:rsid="0023b3e2" style:font-size-asian="12pt" style:font-weight-asian="normal" style:font-size-complex="12pt" style:font-weight-complex="normal"/>
    </style:style>
    <style:style style:name="T265" style:family="text">
      <style:text-properties style:font-name="Times New Roman" fo:font-size="12pt" fo:font-weight="normal" officeooo:rsid="004bb537" style:font-size-asian="12pt" style:font-weight-asian="normal" style:font-size-complex="12pt" style:font-weight-complex="normal"/>
    </style:style>
    <style:style style:name="T266" style:family="text">
      <style:text-properties style:font-name="Times New Roman" fo:font-size="12pt" fo:font-weight="normal" officeooo:rsid="00296564" style:font-size-asian="12pt" style:font-weight-asian="normal" style:font-size-complex="12pt" style:font-weight-complex="normal"/>
    </style:style>
    <style:style style:name="T267" style:family="text">
      <style:text-properties style:font-name="Times New Roman" fo:font-size="12pt" fo:font-weight="normal" officeooo:rsid="002b1869" style:font-size-asian="12pt" style:font-weight-asian="normal" style:font-size-complex="12pt" style:font-weight-complex="normal"/>
    </style:style>
    <style:style style:name="T268" style:family="text">
      <style:text-properties style:font-name="Times New Roman" fo:font-size="12pt" fo:font-weight="normal" officeooo:rsid="004bae04" style:font-size-asian="12pt" style:font-weight-asian="normal" style:font-size-complex="12pt" style:font-weight-complex="normal"/>
    </style:style>
    <style:style style:name="T269" style:family="text">
      <style:text-properties style:font-name="Times New Roman" fo:font-size="12pt" fo:font-weight="normal" officeooo:rsid="0033f4bd" style:font-size-asian="12pt" style:font-weight-asian="normal" style:font-size-complex="12pt" style:font-weight-complex="normal"/>
    </style:style>
    <style:style style:name="T270" style:family="text">
      <style:text-properties style:font-name="Times New Roman" fo:font-size="12pt" fo:font-weight="normal" officeooo:rsid="00339102" fo:background-color="transparent" loext:char-shading-value="0" style:font-size-asian="12pt" style:font-weight-asian="normal" style:font-size-complex="12pt" style:font-weight-complex="normal"/>
    </style:style>
    <style:style style:name="T271" style:family="text">
      <style:text-properties style:font-name="Times New Roman" fo:font-size="12pt" fo:font-weight="normal" officeooo:rsid="00867e02" fo:background-color="transparent" loext:char-shading-value="0" style:font-size-asian="12pt" style:font-weight-asian="normal" style:font-size-complex="12pt" style:font-weight-complex="normal"/>
    </style:style>
    <style:style style:name="T272" style:family="text">
      <style:text-properties style:font-name="Times New Roman" fo:font-size="12pt" fo:font-weight="normal" officeooo:rsid="0074a4b6" fo:background-color="transparent" loext:char-shading-value="0" style:font-size-asian="12pt" style:font-weight-asian="normal" style:font-size-complex="12pt" style:font-weight-complex="normal"/>
    </style:style>
    <style:style style:name="T273" style:family="text">
      <style:text-properties style:font-name="Times New Roman" fo:font-size="12pt" fo:font-weight="normal" officeooo:rsid="0085193c" fo:background-color="transparent" loext:char-shading-value="0" style:font-size-asian="12pt" style:font-weight-asian="normal" style:font-size-complex="12pt" style:font-weight-complex="normal"/>
    </style:style>
    <style:style style:name="T274" style:family="text">
      <style:text-properties style:font-name="Times New Roman" fo:font-size="12pt" fo:font-weight="normal" officeooo:rsid="0089b536" fo:background-color="transparent" loext:char-shading-value="0" style:font-size-asian="12pt" style:font-weight-asian="normal" style:font-size-complex="12pt" style:font-weight-complex="normal"/>
    </style:style>
    <style:style style:name="T275" style:family="text">
      <style:text-properties style:font-name="Times New Roman" fo:font-size="12pt" fo:font-weight="normal" officeooo:rsid="0094ab01" fo:background-color="transparent" loext:char-shading-value="0" style:font-size-asian="12pt" style:font-weight-asian="normal" style:font-size-complex="12pt" style:font-weight-complex="normal"/>
    </style:style>
    <style:style style:name="T276" style:family="text">
      <style:text-properties style:font-name="Times New Roman" fo:font-size="12pt" fo:font-weight="normal" officeooo:rsid="0014f45e" fo:background-color="transparent" loext:char-shading-value="0" style:font-size-asian="12pt" style:font-weight-asian="normal" style:font-size-complex="12pt" style:font-weight-complex="normal"/>
    </style:style>
    <style:style style:name="T277" style:family="text">
      <style:text-properties style:font-name="Times New Roman" fo:font-size="12pt" fo:font-weight="normal" officeooo:rsid="00253486" fo:background-color="transparent" loext:char-shading-value="0" style:font-size-asian="12pt" style:font-weight-asian="normal" style:font-size-complex="12pt" style:font-weight-complex="normal"/>
    </style:style>
    <style:style style:name="T278" style:family="text">
      <style:text-properties style:font-name="Times New Roman" fo:font-size="12pt" fo:font-weight="normal" officeooo:rsid="0026f301" fo:background-color="transparent" loext:char-shading-value="0" style:font-size-asian="12pt" style:font-weight-asian="normal" style:font-size-complex="12pt" style:font-weight-complex="normal"/>
    </style:style>
    <style:style style:name="T279" style:family="text">
      <style:text-properties style:font-name="Times New Roman" fo:font-size="12pt" fo:font-weight="normal" officeooo:rsid="0026f301" fo:background-color="transparent" loext:char-shading-value="0" style:font-size-asian="12pt" style:font-weight-asian="normal" style:font-size-complex="12pt" style:font-weight-complex="normal"/>
    </style:style>
    <style:style style:name="T280" style:family="text">
      <style:text-properties style:font-name="Times New Roman" fo:font-size="12pt" fo:font-weight="normal" officeooo:rsid="00a7930f" fo:background-color="transparent" loext:char-shading-value="0" style:font-size-asian="12pt" style:font-weight-asian="normal" style:font-size-complex="12pt" style:font-weight-complex="normal"/>
    </style:style>
    <style:style style:name="T281" style:family="text">
      <style:text-properties style:font-name="Times New Roman" fo:font-size="12pt" fo:font-weight="normal" officeooo:rsid="00393a70" fo:background-color="transparent" loext:char-shading-value="0" style:font-size-asian="12pt" style:font-weight-asian="normal" style:font-size-complex="12pt" style:font-weight-complex="normal"/>
    </style:style>
    <style:style style:name="T282" style:family="text">
      <style:text-properties style:font-name="Times New Roman" fo:font-size="12pt" fo:font-weight="normal" officeooo:rsid="00246bfc" fo:background-color="transparent" loext:char-shading-value="0" style:font-size-asian="12pt" style:font-weight-asian="normal" style:font-size-complex="12pt" style:font-weight-complex="normal"/>
    </style:style>
    <style:style style:name="T283" style:family="text">
      <style:text-properties style:font-name="Times New Roman" fo:font-size="12pt" fo:font-weight="normal" officeooo:rsid="0094b89f" fo:background-color="transparent" loext:char-shading-value="0" style:font-size-asian="12pt" style:font-weight-asian="normal" style:font-size-complex="12pt" style:font-weight-complex="normal"/>
    </style:style>
    <style:style style:name="T284" style:family="text">
      <style:text-properties style:font-name="Times New Roman" fo:font-size="12pt" fo:font-weight="normal" officeooo:rsid="00306e9c" fo:background-color="transparent" loext:char-shading-value="0" style:font-size-asian="12pt" style:font-weight-asian="normal" style:font-size-complex="12pt" style:font-weight-complex="normal"/>
    </style:style>
    <style:style style:name="T285" style:family="text">
      <style:text-properties style:font-name="Times New Roman" fo:font-size="12pt" fo:font-weight="normal" officeooo:rsid="0033f4bd" fo:background-color="transparent" loext:char-shading-value="0" style:font-size-asian="12pt" style:font-weight-asian="normal" style:font-size-complex="12pt" style:font-weight-complex="normal"/>
    </style:style>
    <style:style style:name="T286" style:family="text">
      <style:text-properties style:font-name="Times New Roman" fo:font-size="12pt" fo:font-weight="normal" officeooo:rsid="00f17ba1" fo:background-color="transparent" loext:char-shading-value="0" style:font-size-asian="12pt" style:font-weight-asian="normal" style:font-size-complex="12pt" style:font-weight-complex="normal"/>
    </style:style>
    <style:style style:name="T287" style:family="text">
      <style:text-properties style:font-name="Times New Roman" fo:font-size="12pt" fo:font-weight="normal" officeooo:rsid="00f6f857" fo:background-color="transparent" loext:char-shading-value="0" style:font-size-asian="12pt" style:font-weight-asian="normal" style:font-size-complex="12pt" style:font-weight-complex="normal"/>
    </style:style>
    <style:style style:name="T288" style:family="text">
      <style:text-properties officeooo:rsid="00246bfc"/>
    </style:style>
    <style:style style:name="T289" style:family="text">
      <style:text-properties style:text-position="super 58%" style:font-name="Times New Roman1" fo:font-size="12pt" fo:font-weight="normal" officeooo:rsid="0029eeb2" style:font-size-asian="12pt" style:font-weight-asian="normal" style:font-size-complex="12pt" style:font-weight-complex="normal"/>
    </style:style>
    <style:style style:name="T290" style:family="text">
      <style:text-properties style:text-position="super 58%" style:font-name="Times New Roman1" fo:font-size="12pt" fo:font-weight="normal" officeooo:rsid="0029eeb2" fo:background-color="transparent" loext:char-shading-value="0" style:font-size-asian="12pt" style:font-weight-asian="normal" style:font-size-complex="12pt" style:font-weight-complex="normal"/>
    </style:style>
    <style:style style:name="T291" style:family="text">
      <style:text-properties style:text-position="super 58%" style:font-name="Times New Roman1" fo:font-size="12pt" officeooo:rsid="0015d93e" fo:background-color="transparent" loext:char-shading-value="0" style:font-size-asian="12pt" style:font-size-complex="12pt"/>
    </style:style>
    <style:style style:name="T292" style:family="text">
      <style:text-properties officeooo:rsid="00318c43"/>
    </style:style>
    <style:style style:name="T293" style:family="text">
      <style:text-properties officeooo:rsid="0034cae3"/>
    </style:style>
    <style:style style:name="T294" style:family="text">
      <style:text-properties officeooo:rsid="00368aba"/>
    </style:style>
    <style:style style:name="T295" style:family="text">
      <style:text-properties officeooo:rsid="004edd0c"/>
    </style:style>
    <style:style style:name="T296" style:family="text">
      <style:text-properties officeooo:rsid="004ff437"/>
    </style:style>
    <style:style style:name="T297" style:family="text">
      <style:text-properties fo:font-variant="normal" fo:text-transform="none" fo:color="#000000" fo:letter-spacing="normal" fo:font-style="normal" fo:font-weight="normal" officeooo:rsid="0051ccf6" style:font-weight-asian="normal" style:font-weight-complex="normal"/>
    </style:style>
    <style:style style:name="T298" style:family="text">
      <style:text-properties fo:font-variant="normal" fo:text-transform="none" fo:color="#000000" fo:letter-spacing="normal" fo:font-style="normal" fo:font-weight="normal" officeooo:rsid="00676fff" style:font-size-asian="12pt" style:font-weight-asian="normal" style:font-size-complex="12pt" style:font-weight-complex="normal"/>
    </style:style>
    <style:style style:name="T299" style:family="text">
      <style:text-properties fo:font-variant="normal" fo:text-transform="none" fo:color="#000000" style:font-name="Times New Roman1" fo:font-size="12pt" fo:letter-spacing="normal" fo:font-style="normal" fo:font-weight="normal" officeooo:rsid="004ff437" style:font-size-asian="12pt" style:font-weight-asian="normal" style:font-size-complex="12pt" style:font-weight-complex="normal"/>
    </style:style>
    <style:style style:name="T300" style:family="text">
      <style:text-properties fo:font-variant="normal" fo:text-transform="none" fo:color="#000000" style:font-name="Times New Roman1" fo:font-size="12pt" fo:letter-spacing="normal" fo:font-style="normal" fo:font-weight="normal" officeooo:rsid="00513c16" style:font-size-asian="12pt" style:font-weight-asian="normal" style:font-size-complex="12pt" style:font-weight-complex="normal"/>
    </style:style>
    <style:style style:name="T301" style:family="text">
      <style:text-properties fo:font-variant="normal" fo:text-transform="none" fo:color="#000000" style:font-name="Times New Roman1" fo:font-size="12pt" fo:letter-spacing="normal" fo:font-style="normal" fo:font-weight="normal" officeooo:rsid="00516752" style:font-size-asian="12pt" style:font-weight-asian="normal" style:font-size-complex="12pt" style:font-weight-complex="normal"/>
    </style:style>
    <style:style style:name="T302" style:family="text">
      <style:text-properties fo:font-variant="normal" fo:text-transform="none" fo:color="#000000" style:font-name="Times New Roman1" fo:font-size="12pt" fo:letter-spacing="normal" fo:font-style="normal" fo:font-weight="normal" officeooo:rsid="00762d17" style:font-size-asian="12pt" style:font-weight-asian="normal" style:font-size-complex="12pt" style:font-weight-complex="normal"/>
    </style:style>
    <style:style style:name="T303" style:family="text">
      <style:text-properties fo:font-variant="normal" fo:text-transform="none" fo:color="#000000" style:font-name="Times New Roman1" fo:font-size="12pt" fo:letter-spacing="normal" fo:font-style="normal" fo:font-weight="normal" officeooo:rsid="00c7bc97" style:font-size-asian="12pt" style:font-weight-asian="normal" style:font-size-complex="12pt" style:font-weight-complex="normal"/>
    </style:style>
    <style:style style:name="T304" style:family="text">
      <style:text-properties fo:font-variant="normal" fo:text-transform="none" fo:color="#000000" style:font-name="Times New Roman1" fo:font-size="12pt" fo:letter-spacing="normal" fo:font-style="normal" fo:font-weight="normal" officeooo:rsid="00c899b4" style:font-size-asian="12pt" style:font-weight-asian="normal" style:font-size-complex="12pt" style:font-weight-complex="normal"/>
    </style:style>
    <style:style style:name="T305" style:family="text">
      <style:text-properties fo:font-variant="normal" fo:text-transform="none" fo:color="#000000" style:font-name="Times New Roman1" fo:font-size="12pt" fo:letter-spacing="normal" fo:font-style="normal" fo:font-weight="normal" officeooo:rsid="00c9208d" style:font-size-asian="12pt" style:font-weight-asian="normal" style:font-size-complex="12pt" style:font-weight-complex="normal"/>
    </style:style>
    <style:style style:name="T306" style:family="text">
      <style:text-properties fo:font-variant="normal" fo:text-transform="none" fo:color="#000000" style:font-name="Times New Roman1" fo:font-size="12pt" fo:letter-spacing="normal" fo:font-style="normal" fo:font-weight="normal" officeooo:rsid="00caf068" style:font-size-asian="12pt" style:font-weight-asian="normal" style:font-size-complex="12pt" style:font-weight-complex="normal"/>
    </style:style>
    <style:style style:name="T307" style:family="text">
      <style:text-properties fo:font-variant="normal" fo:text-transform="none" fo:color="#000000" style:font-name="Times New Roman1" fo:font-size="12pt" fo:letter-spacing="normal" fo:font-style="normal" fo:font-weight="normal" officeooo:rsid="00cbcd06" style:font-size-asian="12pt" style:font-weight-asian="normal" style:font-size-complex="12pt" style:font-weight-complex="normal"/>
    </style:style>
    <style:style style:name="T308" style:family="text">
      <style:text-properties fo:font-variant="normal" fo:text-transform="none" fo:color="#000000" style:font-name="Times New Roman1" fo:font-size="12pt" fo:letter-spacing="normal" fo:font-style="normal" fo:font-weight="normal" officeooo:rsid="00cbfe59" style:font-size-asian="12pt" style:font-weight-asian="normal" style:font-size-complex="12pt" style:font-weight-complex="normal"/>
    </style:style>
    <style:style style:name="T309" style:family="text">
      <style:text-properties fo:font-variant="normal" fo:text-transform="none" fo:color="#000000" style:font-name="Times New Roman1" fo:font-size="12pt" fo:letter-spacing="normal" fo:font-style="normal" fo:font-weight="normal" officeooo:rsid="00cdc356" style:font-size-asian="12pt" style:font-weight-asian="normal" style:font-size-complex="12pt" style:font-weight-complex="normal"/>
    </style:style>
    <style:style style:name="T310" style:family="text">
      <style:text-properties fo:font-variant="normal" fo:text-transform="none" fo:color="#000000" style:font-name="Times New Roman1" fo:font-size="12pt" fo:letter-spacing="normal" fo:font-style="normal" fo:font-weight="normal" officeooo:rsid="00cf1372" style:font-size-asian="12pt" style:font-weight-asian="normal" style:font-size-complex="12pt" style:font-weight-complex="normal"/>
    </style:style>
    <style:style style:name="T311" style:family="text">
      <style:text-properties fo:font-variant="normal" fo:text-transform="none" fo:color="#000000" style:font-name="Times New Roman1" fo:font-size="12pt" fo:letter-spacing="normal" fo:font-style="normal" fo:font-weight="normal" officeooo:rsid="00d4593e" style:font-size-asian="12pt" style:font-weight-asian="normal" style:font-size-complex="12pt" style:font-weight-complex="normal"/>
    </style:style>
    <style:style style:name="T312" style:family="text">
      <style:text-properties fo:font-variant="normal" fo:text-transform="none" fo:color="#000000" style:font-name="times new roman" fo:letter-spacing="normal" fo:font-style="normal" fo:font-weight="normal" officeooo:rsid="00599879" style:font-weight-asian="normal" style:font-weight-complex="normal"/>
    </style:style>
    <style:style style:name="T313" style:family="text">
      <style:text-properties fo:font-variant="normal" fo:text-transform="none" fo:color="#000000" style:font-name="times new roman" fo:letter-spacing="normal" fo:font-style="normal" fo:font-weight="normal" officeooo:rsid="00599879" style:font-size-asian="12pt" style:font-weight-asian="normal" style:font-size-complex="12pt" style:font-weight-complex="normal"/>
    </style:style>
    <style:style style:name="T314" style:family="text">
      <style:text-properties fo:font-variant="normal" fo:text-transform="none" fo:color="#000000" style:font-name="times new roman" fo:letter-spacing="normal" fo:font-style="normal" fo:font-weight="normal" officeooo:rsid="00b60be9" style:font-size-asian="12pt" style:font-weight-asian="normal" style:font-size-complex="12pt" style:font-weight-complex="normal"/>
    </style:style>
    <style:style style:name="T315" style:family="text">
      <style:text-properties fo:font-variant="normal" fo:text-transform="none" fo:color="#000000" style:font-name="times new roman" fo:letter-spacing="normal" fo:font-style="normal" fo:font-weight="normal" officeooo:rsid="00bf7405" style:font-size-asian="12pt" style:font-weight-asian="normal" style:font-size-complex="12pt" style:font-weight-complex="normal"/>
    </style:style>
    <style:style style:name="T316" style:family="text">
      <style:text-properties fo:font-variant="normal" fo:text-transform="none" fo:color="#000000" style:font-name="times new roman" fo:letter-spacing="normal" fo:font-style="normal" fo:font-weight="normal" officeooo:rsid="00c12eff" style:font-size-asian="12pt" style:font-weight-asian="normal" style:font-size-complex="12pt" style:font-weight-complex="normal"/>
    </style:style>
    <style:style style:name="T317" style:family="text">
      <style:text-properties officeooo:rsid="001103ee" style:font-size-asian="12pt" style:font-weight-asian="bold" style:font-size-complex="12pt" style:font-weight-complex="bold"/>
    </style:style>
    <style:style style:name="T318" style:family="text">
      <style:text-properties officeooo:rsid="004ff437" style:font-size-asian="12pt" style:font-weight-asian="bold" style:font-size-complex="12pt" style:font-weight-complex="bold"/>
    </style:style>
    <style:style style:name="T319" style:family="text">
      <style:text-properties officeooo:rsid="005d7776"/>
    </style:style>
    <style:style style:name="T320" style:family="text">
      <style:text-properties style:text-line-through-style="none" style:text-line-through-type="none" fo:font-weight="normal" style:font-weight-asian="normal" style:font-weight-complex="normal"/>
    </style:style>
    <style:style style:name="T321" style:family="text">
      <style:text-properties style:text-line-through-style="none" style:text-line-through-type="none" fo:font-weight="normal" officeooo:rsid="00787faa" style:font-weight-asian="normal" style:font-weight-complex="normal"/>
    </style:style>
    <style:style style:name="T322" style:family="text">
      <style:text-properties style:text-line-through-style="none" style:text-line-through-type="none" fo:font-weight="normal" officeooo:rsid="00790e0e" style:font-weight-asian="normal" style:font-weight-complex="normal"/>
    </style:style>
    <style:style style:name="T323" style:family="text">
      <style:text-properties style:text-line-through-style="none" style:text-line-through-type="none" fo:font-weight="normal" officeooo:rsid="00a9a9cc" style:font-weight-asian="normal" style:font-weight-complex="normal"/>
    </style:style>
    <style:style style:name="T324" style:family="text">
      <style:text-properties style:text-line-through-style="none" style:text-line-through-type="none" fo:font-weight="normal" fo:background-color="transparent" loext:char-shading-value="0" style:font-weight-asian="normal" style:font-weight-complex="normal"/>
    </style:style>
    <style:style style:name="T325" style:family="text">
      <style:text-properties style:text-line-through-style="none" style:text-line-through-type="none" fo:font-weight="normal" officeooo:rsid="009d127e" fo:background-color="transparent" loext:char-shading-value="0" style:font-weight-asian="normal" style:font-weight-complex="normal"/>
    </style:style>
    <style:style style:name="T326" style:family="text">
      <style:text-properties style:text-line-through-style="none" style:text-line-through-type="none" fo:font-weight="normal" officeooo:rsid="00a9a9cc" fo:background-color="transparent" loext:char-shading-value="0" style:font-weight-asian="normal" style:font-weight-complex="normal"/>
    </style:style>
    <style:style style:name="T327" style:family="text">
      <style:text-properties style:text-line-through-style="none" style:text-line-through-type="none" officeooo:rsid="00794ef5"/>
    </style:style>
    <style:style style:name="T328" style:family="text">
      <style:text-properties officeooo:rsid="007bab32"/>
    </style:style>
    <style:style style:name="T329" style:family="text">
      <style:text-properties fo:color="#c9211e" fo:font-weight="normal" officeooo:rsid="00787faa" style:font-weight-asian="normal" style:font-weight-complex="normal"/>
    </style:style>
    <style:style style:name="T330" style:family="text">
      <style:text-properties fo:color="#000000" style:font-name="Times New Roman1" fo:font-size="12pt" fo:font-weight="normal" officeooo:rsid="007cd625" style:font-size-asian="12pt" style:font-weight-asian="normal" style:font-size-complex="12pt" style:font-weight-complex="normal"/>
    </style:style>
    <style:style style:name="T331" style:family="text">
      <style:text-properties fo:color="#000000" style:font-name="Times New Roman" fo:font-size="12pt" fo:font-weight="normal" officeooo:rsid="00f17ba1" style:font-size-asian="12pt" style:font-weight-asian="normal" style:font-size-complex="12pt" style:font-weight-complex="normal"/>
    </style:style>
    <style:style style:name="T332" style:family="text">
      <style:text-properties fo:color="#000000" style:font-name="Times New Roman" fo:font-size="12pt" fo:font-weight="normal" officeooo:rsid="00f6f857" style:font-size-asian="12pt" style:font-weight-asian="normal" style:font-size-complex="12pt" style:font-weight-complex="normal"/>
    </style:style>
    <style:style style:name="T333" style:family="text">
      <style:text-properties fo:color="#000000" style:font-name="Times New Roman" fo:font-size="12pt" fo:font-weight="normal" officeooo:rsid="00296564" style:font-size-asian="12pt" style:font-weight-asian="normal" style:font-size-complex="12pt" style:font-weight-complex="normal"/>
    </style:style>
    <style:style style:name="T334" style:family="text">
      <style:text-properties officeooo:rsid="00ad451f"/>
    </style:style>
    <style:style style:name="T335" style:family="text">
      <style:text-properties officeooo:rsid="00c3af84"/>
    </style:style>
    <style:style style:name="T336" style:family="text">
      <style:text-properties fo:color="#ff4000" style:font-name="Times New Roman" fo:font-size="12pt" fo:font-weight="normal" officeooo:rsid="00f17ba1" style:font-size-asian="12pt" style:font-weight-asian="normal" style:font-size-complex="12pt" style:font-weight-complex="normal"/>
    </style:style>
    <style:style style:name="T337" style:family="text">
      <style:text-properties fo:color="#ff4000" style:font-name="Times New Roman" fo:font-size="12pt" fo:font-weight="normal" officeooo:rsid="00296564" style:font-size-asian="12pt" style:font-weight-asian="normal" style:font-size-complex="12pt" style:font-weight-complex="normal"/>
    </style:style>
    <style:style style:name="T338" style:family="text">
      <style:text-properties fo:color="#ff4000" style:font-name="Times New Roman" fo:font-size="12pt" fo:font-weight="normal" officeooo:rsid="00f6f857" style:font-size-asian="12pt" style:font-weight-asian="normal" style:font-size-complex="12pt" style:font-weight-complex="normal"/>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tab/><text:tab/><text:tab/><text:tab/><text:tab/><text:tab/></text:p>
      <text:p text:style-name="P2"><text:tab/><text:tab/><text:tab/><text:tab/><text:tab/><text:span text:style-name="T4"> <text:s text:c="7"/></text:span><text:span text:style-name="T229">Steven Latino</text:span></text:p>
      <text:p text:style-name="P4">Cyber <text:span text:style-name="T294">W</text:span>arfare: </text:p>
      <text:p text:style-name="P28">Exploited Vulnerabilities And Collateral Damage To Non-Combatant Systems</text:p>
      <text:p text:style-name="P5">Old Dominion University</text:p>
      <text:p text:style-name="P3"><text:tab/></text:p>
      <text:section text:style-name="Sect1" text:name="Introduction">
        <text:p text:style-name="P43">Abstract</text:p>
        <text:p text:style-name="P30"><text:span text:style-name="T77"><text:tab/>Cyber Warfare has been around </text:span><text:span text:style-name="T212">for a </text:span><text:span text:style-name="T215">quite some time</text:span><text:span text:style-name="T76">.</text:span><text:span text:style-name="T77"> Titan Rain and Stuxnet were one of the first global cyber warfare attacks to occur. Stuxnet changed </text:span><text:span text:style-name="T213">cyber warfare </text:span><text:span text:style-name="T77">in a new way when the attack </text:span><text:span text:style-name="T212">t</text:span><text:span text:style-name="T214">argeted</text:span><text:span text:style-name="T212"> nuclear </text:span><text:span text:style-name="T270">centrifuges </text:span><text:span text:style-name="T256">so Iran would not be able to produce nuclear weapons. Today, cyber warfare has been used in information gathering, such as the Marriott Hotel hack</text:span><text:span text:style-name="T257"> </text:span><text:span text:style-name="T256">which gathered information on government </text:span><text:span text:style-name="T258">employees </text:span><text:span text:style-name="T259">and </text:span><text:span text:style-name="T271">created the</text:span><text:span text:style-name="T259"> </text:span><text:span text:style-name="T256">potential </text:span><text:span text:style-name="T259">to</text:span><text:span text:style-name="T256"> create a </text:span><text:span text:style-name="T258">profile on them. </text:span><text:span text:style-name="T272">M</text:span><text:span text:style-name="T271">ost </text:span><text:span text:style-name="T272">interesting</text:span><text:span text:style-name="T271">ly</text:span><text:span text:style-name="T272"> about this attack is that the same group that hacked the Marriott Hotel compromised </text:span><text:span text:style-name="T273">the United States Office of Personal Management’s </text:span><text:span text:style-name="T274">(OPM) </text:span><text:span text:style-name="T273">servers</text:span><text:span text:style-name="T272">. </text:span><text:span text:style-name="T271">As in all wars a defense strategy must be created. </text:span><text:span text:style-name="T272">Future </text:span><text:span text:style-name="T271">advances in </text:span><text:span text:style-name="T272">technology such as Quantum Computing </text:span><text:span text:style-name="T271">is one real possibility but it </text:span><text:span text:style-name="T258">can come with vulnerabilities. Luckily, companies such as Microsoft are updating current protocols to prevent them from being exploited with quantum computers. Some of these protocols that are being updated include: VPN, SSH, and Transport Layer Security (TLS).</text:span></text:p>
        <text:p text:style-name="P12"><text:tab/><text:span text:style-name="T7">Key Terms: Titan Rain, Stuxnet, WannaCry, Marriot Hotel, Quantum Computing</text:span></text:p>
        <text:p text:style-name="P42">Cyber <text:span text:style-name="T292">W</text:span>arfare </text:p>
        <text:p text:style-name="P11">Exploited Vulnerabilities and Collateral Damage to Non-Combatant Systems</text:p>
        <text:p text:style-name="P33"><text:span text:style-name="T78"><text:tab/>In today’s world, cyber warfare pla</text:span><text:span text:style-name="T79">y</text:span><text:span text:style-name="T78">s a tremendous </text:span><text:span text:style-name="T79">role</text:span><text:span text:style-name="T78"> in war, politics, and security. </text:span><text:span text:style-name="T79">One</text:span><text:span text:style-name="T78"> could </text:span><text:span text:style-name="T79">trace</text:span><text:span text:style-name="T78"> the start of malicious code all the way back to a college graduate </text:span><text:span text:style-name="T79">student</text:span><text:span text:style-name="T78"> named Robert Morris. </text:span><text:span text:style-name="T231">Mr. Morris</text:span><text:span text:style-name="T233"> executed one of the first worms ever created </text:span><text:span text:style-name="T217">and</text:span><text:span text:style-name="T233"> </text:span><text:span text:style-name="T231">in doing so</text:span><text:span text:style-name="T88"> </text:span><text:span text:style-name="T78">almost destroyed the Internet. Today, hackers have </text:span><text:span text:style-name="T79">become</text:span><text:span text:style-name="T78"> more complex. </text:span><text:span text:style-name="T231">With that complexity,</text:span><text:span text:style-name="T233"> </text:span><text:span text:style-name="T217">they now have the ability to</text:span><text:span text:style-name="T233"> use malicious code </text:span><text:span text:style-name="T231">to wreak havoc, disrupt and even harm large numbers of individuals.</text:span><text:span text:style-name="T233"> Stuxnet </text:span><text:span text:style-name="T231">is a perfect example of malicious code that resulted in the destruction of</text:span><text:span text:style-name="T233"> </text:span><text:span text:style-name="T235">centrifuges</text:span><text:span text:style-name="T237"> in </text:span><text:span text:style-name="T233">a nuclear facility. </text:span><text:span text:style-name="T231">The </text:span><text:span text:style-name="T239">resulting </text:span><text:span text:style-name="T231">effect wa</text:span><text:span text:style-name="T239">s</text:span><text:span text:style-name="T231"> great.</text:span><text:span text:style-name="T233"> </text:span><text:span text:style-name="T241">Today’s nation-state hackers will even disrupt political elections with phishing attacks or even exploit a country’s power-grid and use it for political gains.</text:span><text:span text:style-name="T233"> Even terrorists have </text:span><text:span text:style-name="T217">the potential </text:span><text:span text:style-name="T233">to recruit and harm a government's computer infrastructure. </text:span><text:span text:style-name="T239">While s</text:span><text:span text:style-name="T217">ome smaller countries, l</text:span><text:span text:style-name="T219">ike Israel</text:span><text:span text:style-name="T217">, focus on cyber security in the military in order to focus more on protecting their documents and citizens. </text:span><text:span text:style-name="T233">In the future, there </text:span><text:span text:style-name="T217">is </text:span><text:span text:style-name="T239">the </text:span><text:span text:style-name="T233">hope </text:span><text:span text:style-name="T217">that</text:span><text:span text:style-name="T233"> </text:span><text:span text:style-name="T239">the developing technology of </text:span><text:span text:style-name="T233">quantum computing </text:span><text:span text:style-name="T217">will be able</text:span><text:span text:style-name="T233"> to solve most security issues. Unfortunately, newer technology can </text:span><text:span text:style-name="T239">also </text:span><text:span text:style-name="T233">come with new issues, and it may not solve everything </text:span><text:span text:style-name="T217">that it is believed it can</text:span><text:span text:style-name="T233">. </text:span><text:span text:style-name="T243">This newer technology c</text:span><text:span text:style-name="T239">ould </text:span><text:span text:style-name="T80"><text:s/>potentially </text:span><text:span text:style-name="T218">lead</text:span><text:span text:style-name="T81"> </text:span><text:span text:style-name="T80">to an unprecedented amount of attacks and advanced malicious attacks.</text:span></text:p>
        <text:p text:style-name="P13"/>
        <text:section text:style-name="Sect1" text:name="Past Cybersecurity">
          <text:p text:style-name="P14">Past cyber warfare<text:tab/></text:p>
          <text:p text:style-name="P31"><text:span text:style-name="T97"><text:tab/></text:span><text:span text:style-name="T98">Prior to 2007, cyber warfare was not a common occurrence. There were </text:span><text:span text:style-name="T126">several cyber warfare </text:span><text:span text:style-name="T98">cases that allegedly happened that date back to 1</text:span><text:span text:style-name="T142">987, however, </text:span><text:span text:style-name="T144">some of these cases </text:span><text:span text:style-name="T146">can </text:span><text:span text:style-name="T144">not</text:span><text:span text:style-name="T146"> be </text:span><text:span text:style-name="T142">confirmed </text:span><text:span text:style-name="T144">as factual</text:span><text:span text:style-name="T142">. Operation Titian Rain, Estonia Cyber Warfare attacks, and Stuxnet </text:span><text:soft-page-break/><text:span text:style-name="T142">are all separate cyber warfare attacks that occurred between </text:span><text:span text:style-name="T184">from the years </text:span><text:span text:style-name="T142">2007 t</text:span><text:span text:style-name="T184">hrough</text:span><text:span text:style-name="T142"> 2012. </text:span><text:span text:style-name="T98">The result of these cyber warfare attacks included the destruction of </text:span><text:span text:style-name="T211">a nuclear facility, and</text:span><text:span text:style-name="T141"> </text:span><text:span text:style-name="T145">the </text:span><text:span text:style-name="T141">instigat</text:span><text:span text:style-name="T145">ion of </text:span><text:span text:style-name="T141">rebellions </text:span><text:span text:style-name="T145">within the country the attacks originated from. </text:span><text:span text:style-name="T181">Because these malicious hacks were some of the first cyber warfare attacks </text:span><text:span text:style-name="T183"><text:s/>and because the resulting effects of the attacks were so d</text:span><text:span text:style-name="T185">isruptive</text:span><text:span text:style-name="T181">, </text:span><text:span text:style-name="T182">current cyber warfare mitigation and recovery strategies are based on these and several other attacks.</text:span></text:p>
          <text:section text:style-name="Sect1" text:name="Operation Titan Rain">
            <text:p text:style-name="P26">Operation Titan Rain</text:p>
            <text:p text:style-name="P39"><text:span text:style-name="T92"><text:tab/></text:span><text:span text:style-name="T100">Operation Titan Rain was </text:span><text:span text:style-name="T101">one of the first publicly introduced</text:span><text:span text:style-name="T154"> cyber warfare attack</text:span><text:span text:style-name="T146">s</text:span><text:span text:style-name="T154"> </text:span><text:span text:style-name="T152">that used cyber espionage. This attack </text:span><text:span text:style-name="T154">was a</text:span><text:span text:style-name="T150">ttributed to</text:span><text:span text:style-name="T154"> </text:span><text:span text:style-name="T150">the </text:span><text:span text:style-name="T154">People Liberation Army </text:span><text:span text:style-name="T150">of China., however, they denied involvement. This attack was directed at the United Kingdom and the United States </text:span><text:span text:style-name="T186">where </text:span><text:span text:style-name="T154">various departments </text:span><text:span text:style-name="T165">such as </text:span><text:span text:style-name="T148">National Aero</text:span><text:span text:style-name="T150">n</text:span><text:span text:style-name="T148">autics and Space Administration (NASA) and some </text:span><text:span text:style-name="T186">U.S. </text:span><text:span text:style-name="T148">missile labs. </text:span><text:span text:style-name="T186">In addition, some U.S. </text:span><text:span text:style-name="T154">contractors </text:span><text:span text:style-name="T186">were also targeted </text:span><text:span text:style-name="T148">such as Lockheed Martin</text:span><text:span text:style-name="T154">. </text:span><text:span text:style-name="T150"><text:s/></text:span><text:span text:style-name="T148">Titan Rain was one of the first Advanced Persistent Threats (APTs) in the digital era. </text:span><text:span text:style-name="T154">This attack used a </text:span><text:span text:style-name="T186"><text:s/></text:span><text:span text:style-name="T100"><text:s/>worm called “MyFip” that exploits Windows XP machines. Titan Rain used this worm to scan one system at a time for </text:span><text:span text:style-name="T186">portable document format</text:span><text:span text:style-name="T188">s</text:span><text:span text:style-name="T186"> (</text:span><text:span text:style-name="T154">pdf</text:span><text:span text:style-name="T186">)</text:span><text:span text:style-name="T154">, d</text:span><text:span text:style-name="T186">ocument</text:span><text:span text:style-name="T188">s</text:span><text:span text:style-name="T186"> (doc)</text:span><text:span text:style-name="T154">, and </text:span><text:span text:style-name="T188">computer-aided design/ computer aided manufacturing files (</text:span><text:span text:style-name="T154">CAP/CAM files</text:span><text:span text:style-name="T188">)</text:span><text:span text:style-name="T100">, which </text:span><text:span text:style-name="T103">would</text:span><text:span text:style-name="T100"> then </text:span><text:span text:style-name="T103">zip the files together and</text:span><text:span text:style-name="T100"> transfer </text:span><text:span text:style-name="T103">the stolen</text:span><text:span text:style-name="T100"> document</text:span><text:span text:style-name="T103">(s)</text:span><text:span text:style-name="T100"> to </text:span><text:span text:style-name="T103">various</text:span><text:span text:style-name="T100"> IP address</text:span><text:span text:style-name="T136">es</text:span><text:span text:style-name="T100"> </text:span><text:span text:style-name="T103">that includes South Korea, Hong Kong, </text:span><text:span text:style-name="T100">China, </text:span><text:span text:style-name="T103">and Taiwan</text:span><text:span text:style-name="T100"> for the hacker(s) to examine. </text:span><text:span text:style-name="T103">After the files were in the hacker(s) hand, Titan Rain would wipe all traces of its presence and install a backdoor for later use.</text:span><text:span text:style-name="T100"> </text:span><text:span text:style-name="T103">A single attack from Titan Rain took around ten to thirty minutes </text:span><text:span text:style-name="T188">to take place</text:span><text:span text:style-name="T148">.</text:span><text:span text:style-name="T154"> </text:span><text:span text:style-name="T188">After three months, t</text:span><text:span text:style-name="T148">he </text:span><text:span text:style-name="T188">Federal Bureau of Investigation (</text:span><text:span text:style-name="T148">FBI</text:span><text:span text:style-name="T188">) was able to</text:span><text:span text:style-name="T148"> discover </text:span><text:span text:style-name="T188">that </text:span><text:span text:style-name="T148">these documents were being copied to three routers located in China. These </text:span><text:soft-page-break/><text:span text:style-name="T148">Chinese routers were monitored t</text:span><text:span text:style-name="T137">wenty four hours a day seven days a week</text:span><text:span text:style-name="T148"> to make sure </text:span><text:span text:style-name="T137">that </text:span><text:span text:style-name="T148">no digital fingerprint was left behind. </text:span><text:span text:style-name="T197">Fortunately, the hacker(s) did not want to cause harm to the infected systems, instead </text:span><text:span text:style-name="T188">it seemed their goal was to </text:span><text:span text:style-name="T197"><text:s/>snoop around. U</text:span><text:span text:style-name="T104">nfortunately, some of the information stolen that was found through their snooping was about military and aerospace hardware. </text:span><text:span text:style-name="T105">To be more specific, some of the documents stolen were about the Mars Reconnaissance Orbiter, specifications for Army helicopters, and flight planning software. </text:span><text:span text:style-name="T101">The FBI was able to conduct evidence of Titan Rain by pushing code to one of the main Titan Rain routers. This code sent emails to the FBI every time the router was active. This gave the FBI evidence of the moves and steps the hacker(s) did to steal the files. </text:span><text:span text:style-name="T105">When the United States blamed China, China pointed the finger at </text:span><text:span text:style-name="T108">the probability that the attack was done by </text:span><text:span text:style-name="T136">unskilled and unsophisticated individuals also known as </text:span><text:span text:style-name="T105">script-kiddies. Even though both </text:span><text:span text:style-name="T101">script-kiddies</text:span><text:span text:style-name="T105"> and state sponsored hackers both like to commit cyber espionage, the evidence points more towards a state sponsored attack. This is because script-kiddies rely on scripts in order to exploit a system, and because it was an Advanced </text:span><text:span text:style-name="T101">Persistent</text:span><text:span text:style-name="T105"> Threat, the cyber attack would have been too complicated for a script-kid to pull off. </text:span><text:span text:style-name="T106">(</text:span><text:span text:style-name="T107">Lomans, M, </text:span><text:span text:style-name="T106">2015)</text:span></text:p>
            <text:p text:style-name="P34"><text:span text:style-name="T155">As a consequence of </text:span><text:span text:style-name="T157">Titan Rain, a v</text:span><text:span text:style-name="T155">ast amount </text:span><text:span text:style-name="T157">of s</text:span><text:span text:style-name="T159">ensitive </text:span><text:span text:style-name="T157">information was stolen</text:span><text:span text:style-name="T160"> </text:span><text:span text:style-name="T159">by the attackers resulting in a cost to </text:span><text:span text:style-name="T160">the United States </text:span><text:span text:style-name="T159">which cannot be quantified.</text:span><text:span text:style-name="T109"> Since the hacker(s) created a backdoor for </text:span><text:span text:style-name="T157">l</text:span><text:span text:style-name="T159">ater use</text:span><text:span text:style-name="T157">, computer systems </text:span><text:span text:style-name="T159">could still remain </text:span><text:span text:style-name="T157">vulnerable</text:span><text:span text:style-name="T158">. </text:span><text:span text:style-name="T188">Therefore, t</text:span><text:span text:style-name="T161">he best way t</text:span><text:span text:style-name="T156">o</text:span><text:span text:style-name="T161"> mitiga</text:span><text:span text:style-name="T156">te this vulnerability</text:span><text:span text:style-name="T161"> is </text:span><text:span text:style-name="T156">to either remove all software</text:span><text:span text:style-name="T188"> </text:span><text:span text:style-name="T156">and reinstall </text:span><text:span text:style-name="T188">it </text:span><text:span text:style-name="T156">or to purchase a brand new computer.</text:span><text:span text:style-name="T161"> </text:span><text:span text:style-name="T163">While a brand new computer offers a restart, measures must still be used to prevent the ever changing cyber attack. </text:span><text:span text:style-name="T165">I</text:span><text:span text:style-name="T158">f one of the system administrators has not re-imaged a computer that is running Windows XP since the early 200</text:span><text:span text:style-name="T161">0</text:span><text:span text:style-name="T158">s, their computer could still </text:span><text:soft-page-break/><text:span text:style-name="T158">be vulnerable to its information being stolen. Fortunately, Windows XP is not the current version of the Windows Operating System, but some system administrators still run old Operating Systems, such as Windows XP, on their systems. </text:span><text:span text:style-name="T163">Creating a computer system that is secure and reliable s</text:span><text:span text:style-name="T190">hould be</text:span><text:span text:style-name="T163"> the goal for </text:span><text:span text:style-name="T162">all users. </text:span></text:p>
          </text:section>
        </text:section>
        <text:section text:style-name="Sect1" text:name="Morris Worm">
          <text:p text:style-name="P15">Estonia <text:span text:style-name="T288">Cyber Warfare Attacks</text:span></text:p>
          <text:p text:style-name="P35"><text:span text:style-name="T166"><text:tab/></text:span><text:span text:style-name="T162">Cyber warfare has caused much tension between nations. Some attacks have been provoked by differences of opinion unrelated to the world of technology. <text:s/></text:span><text:span text:style-name="T190">Once such example of this </text:span><text:span text:style-name="T163">happened between the countries of Estonia and Russia. The country of Estonia was moving a bronze statue of a soviet World War II soldier from a road intersection to a military cemetery. <text:s/>To Russians this statue signified liberation while Estonians felt the statue symbolized oppression. Russia had </text:span><text:span text:style-name="T190">previously </text:span><text:span text:style-name="T163">warned </text:span><text:span text:style-name="T190">Estonia </text:span><text:span text:style-name="T163">of </text:span><text:span text:style-name="T190">the </text:span><text:span text:style-name="T163">consequences o</text:span><text:span text:style-name="T190">f</text:span><text:span text:style-name="T163"> the moving of the statue and followed through </text:span><text:span text:style-name="T190">on their threats</text:span><text:span text:style-name="T189"> </text:span><text:span text:style-name="T162">with a series of sophisticated cyber attacks </text:span><text:span text:style-name="T189">t</text:span><text:span text:style-name="T162">hat started on April 27</text:span><text:span text:style-name="T290">th</text:span><text:span text:style-name="T167"> 2007. </text:span><text:span text:style-name="T190">The attacks </text:span><text:span text:style-name="T167">did major damage to the Estonian way of life. The </text:span><text:span text:style-name="T169">attack</text:span><text:span text:style-name="T167"> essentially shut down </text:span><text:span text:style-name="T169">Estonian</text:span><text:span text:style-name="T167">. At the </text:span><text:span text:style-name="T170">same </text:span><text:span text:style-name="T167">time Estonia was receiving cyber attacks from outside their country. </text:span><text:span text:style-name="T111"><text:s/>(Ottis, 2010) Some of these attacks were Denial of Service (DoS), Distrubted Denial of Service (DDoS), ping floods, e-mail spam, and more which did not stop until May 18</text:span><text:span text:style-name="T289">th</text:span><text:span text:style-name="T111"> 2007. The various hacker’s targets were the Estonia government, police departments, banks, Internet Service Providers (ISPs), small businesses, and others. Russia has denied the attacks on Estonia, but other evidence has shown differently. Details of the attacks were found in Russian forums and websites which mentioned the Estonian statue of the Russian soldier. This made the hacking useful for political purposes while this issue </text:span><text:span text:style-name="T168">happen</text:span><text:span text:style-name="T190">e</text:span><text:span text:style-name="T168">d </text:span><text:span text:style-name="T111">which is why various Russian politicians secretly encouraged the actions. </text:span></text:p>
          <text:section text:style-name="Sect1" text:name="Stuxnet">
            <text:p text:style-name="P18"><text:soft-page-break/>Stuxnet</text:p>
            <text:p text:style-name="P36"><text:span text:style-name="T260"><text:tab/></text:span><text:span text:style-name="T275">Iran’s nuclear program became the target of a cyber attack called </text:span><text:span text:style-name="T276">S</text:span><text:span text:style-name="T277">tuxnet </text:span><text:span text:style-name="T275">in 2010.</text:span><text:span text:style-name="T261"> Stuxnet </text:span><text:span text:style-name="T263">is an example of a User-mode </text:span><text:span text:style-name="T262">rootkit </text:span><text:span text:style-name="T264">and worm </text:span><text:span text:style-name="T278">which had a goal of destroying </text:span><text:span text:style-name="T275">the </text:span><text:span text:style-name="T278">mili</text:span><text:span text:style-name="T280">tarized</text:span><text:span text:style-name="T278"> centrifuges</text:span><text:span text:style-name="T275"> used in </text:span><text:span text:style-name="T280">creating</text:span><text:span text:style-name="T278"> nuclear wea</text:span><text:span text:style-name="T280">pons for war</text:span><text:span text:style-name="T252">. </text:span><text:span text:style-name="T253">Centrifuges separate the n</text:span><text:span text:style-name="T254">uclear material used in the weapons</text:span><text:span text:style-name="T253">.</text:span><text:span text:style-name="T252"> </text:span><text:span text:style-name="T278">Stuxnet was one of the first cyber warfare weapon</text:span><text:span text:style-name="T279">s. </text:span><text:span text:style-name="T286">It was</text:span><text:span text:style-name="T278"> alleg</text:span><text:span text:style-name="T281">edl</text:span><text:span text:style-name="T278">y created by the United States and Isreal </text:span><text:span text:style-name="T282">in 2010</text:span><text:span text:style-name="T278">. </text:span><text:span text:style-name="T283">The purpose of the attack was </text:span><text:span text:style-name="T270">to stop</text:span><text:span text:style-name="T255"> the Iranian military from creating nuclear weapons. The virus would allow the U.S and Israeli </text:span><text:span text:style-name="T265">governments</text:span><text:span text:style-name="T255"> to secretly </text:span><text:span text:style-name="T265">cause</text:span><text:span text:style-name="T255"> harm to the centrifuges. </text:span><text:span text:style-name="T266">The code looked for a</text:span><text:span text:style-name="T255">pproximately </text:span><text:span text:style-name="T266">eight or ten arrays of 168 frequency converters according to a worker at Symantec, </text:span><text:span text:style-name="T331">a </text:span><text:span text:style-name="T332">cybersecurity company located world wide</text:span><text:span text:style-name="T333">.</text:span><text:span text:style-name="T266"> </text:span><text:span text:style-name="T267">It would then change the logic controllers code to make the centrifuges spin </text:span><text:span text:style-name="T268">extremely</text:span><text:span text:style-name="T267"> fast. </text:span><text:span text:style-name="T268">This </text:span><text:span text:style-name="T267">would cause them to overload and explode while telling the computer the logic controller </text:span><text:span text:style-name="T255">wa</text:span><text:span text:style-name="T267">s work</text:span><text:span text:style-name="T268">ing</text:span><text:span text:style-name="T267"> correctly. </text:span><text:span text:style-name="T284">This </text:span><text:span text:style-name="T283">attack was a huge setback for their nuclear weapon program,</text:span><text:span text:style-name="T284"> which was a positive </text:span><text:span text:style-name="T285">consequence i</text:span><text:span text:style-name="T269">n the prevention of </text:span><text:span text:style-name="T265">terrorism. </text:span><text:span text:style-name="T286">(</text:span><text:span text:style-name="T287">csoonline, 2017)</text:span></text:p>
          </text:section>
        </text:section>
        <text:section text:style-name="Sect1" text:name="Present Cyber Warfare">
          <text:p text:style-name="P14">Present Cyber warfare</text:p>
          <text:p text:style-name="P32"><text:span text:style-name="T132"><text:tab/></text:span><text:span text:style-name="T133">Current cyber warfare attacks have increased </text:span><text:span text:style-name="T191">significantly</text:span><text:span text:style-name="T133"> in complexity. Some current prevention strategies </text:span><text:span text:style-name="T192">c</text:span><text:span text:style-name="T190">annot</text:span><text:span text:style-name="T192"> even predict the mayhem </text:span><text:span text:style-name="T190">of </text:span><text:span text:style-name="T192">these exploits which complicates the vulnerabilities </text:span><text:span text:style-name="T190">even </text:span><text:span text:style-name="T192">f</text:span><text:span text:style-name="T133">urther. </text:span><text:span text:style-name="T132">The WannaCry, the Marriot Hotel Breach, </text:span><text:span text:style-name="T134">and the election</text:span><text:span text:style-name="T132"> cyber warfare attacks occurred during 2013 </text:span><text:span text:style-name="T133">through </text:span><text:span text:style-name="T132">present </text:span><text:span text:style-name="T133">day show just that. They can try to disrupt political elections, gain economic advantages, or even collection information about users. <text:s/></text:span></text:p>
        </text:section>
        <text:section text:style-name="Sect1" text:name="WannaCry">
          <text:p text:style-name="P10"><text:span text:style-name="T9">Wannacry</text:span> </text:p>
          <text:p text:style-name="P37"><text:soft-page-break/><text:span text:style-name="T82"><text:tab/>Wannacry was a North Korean cyber attack t</text:span><text:span text:style-name="T220">hat exploited a vulnerability in the software of Microsoft Windows computers. This vulnerability was </text:span><text:span text:style-name="T222">given the name </text:span><text:span text:style-name="T220">ExternalBlue . </text:span><text:span text:style-name="T222">This weakness </text:span><text:span text:style-name="T228">is </text:span><text:span text:style-name="T222">in the </text:span><text:span text:style-name="T220">software </text:span><text:span text:style-name="T82">o</text:span><text:span text:style-name="T83">f </text:span><text:span text:style-name="T82">Microsoft’s </text:span><text:span text:style-name="T86">W</text:span><text:span text:style-name="T82">indows operating system. </text:span><text:span text:style-name="T83">This attack </text:span><text:span text:style-name="T82">was released around the world on May 12, 2017. I</text:span><text:span text:style-name="T220">t </text:span><text:span text:style-name="T222">affected</text:span><text:span text:style-name="T220"> a number of countries. The United States officially blamed North Korea in December 19</text:span><text:span text:style-name="T291">th</text:span><text:span text:style-name="T220">, 2017.</text:span><text:span text:style-name="T221"> </text:span><text:span text:style-name="T228">The </text:span><text:span text:style-name="T221">g</text:span><text:span text:style-name="T220">oal of this attack was to create economic chaos throughout various countries, for example, the United States, Japan, Russia, Germany, and others. ExternalBlue was a root vulnerability that was previously discovered by the National Security Agency (NSA). (eweek, 2017) Externalblue or CVE-2017-0143 exploited Microsoft SMBv1 that can be used in Windows 7, Windows XP, and even Windows 10. The attack was exploited by sending a malicious packet to a server and/or computer. Marcus Hutchins, a security researcher found a way to temporary stop the WannaCry virus by registering the domain of the attack to his computer. (SentielOne, 2019) This not only affected various governments, but hospitals and business too. While most businesses were able to patch this exploit, some r</text:span><text:span text:style-name="T223">estored</text:span><text:span text:style-name="T220"> the</text:span><text:span text:style-name="T82">ir Operating System from a backup </text:span><text:span text:style-name="T84">and others chose to</text:span><text:span text:style-name="T82"> pay the requested </text:span><text:span text:style-name="T84">ransom</text:span><text:span text:style-name="T83"> amount</text:span><text:span text:style-name="T82"> only to be asked for more </text:span><text:span text:style-name="T84">money</text:span><text:span text:style-name="T82">. The sole purpose of North Korea releasing this ransomware was to create chaos throughout the world and to earn extra money if the victim was gullible enough.</text:span></text:p>
          <text:section text:style-name="Sect1" text:name="Marriott cyber breach">
            <text:p text:style-name="P8"><text:span text:style-name="T10">Marriot Hotel Breach</text:span><text:span text:style-name="T8"><text:tab/></text:span></text:p>
            <text:p text:style-name="P9"><text:span text:style-name="T8"><text:tab/>The Marriott cyber breach was a cyber attack by China’s Ministry of State Security (MSS) in 2018. This attack stole over 500 million Marriot’s guest</text:span><text:span text:style-name="T13"> </text:span><text:span text:style-name="T12">personal information </text:span><text:span text:style-name="T14">such as names, physical addresses, phone numbers, passport and credit card information </text:span><text:span text:style-name="T72">from their </text:span><text:span text:style-name="T73">database </text:span><text:span text:style-name="T74">located</text:span><text:span text:style-name="T73"> </text:span><text:span text:style-name="T74">in their</text:span><text:span text:style-name="T73"> </text:span><text:span text:style-name="T75">Starwood </text:span><text:span text:style-name="T74">branch</text:span><text:span text:style-name="T14">.</text:span><text:span text:style-name="T8"> This could also be potentially connected to another </text:span><text:soft-page-break/><text:span text:style-name="T8">attack, since the breach at The <text:s/>U.S. Office of Personnel Management (OPM) in 2015 was hacked by the same group which compromised more than 20 million government employees, family members, and applicants.</text:span><text:span text:style-name="T14"> </text:span><text:span text:style-name="T8">(Nakashima, WashingtonPost) </text:span></text:p>
            <text:p text:style-name="P38"><text:span text:style-name="T224">These two hacks have p</text:span><text:span text:style-name="T225">rovided</text:span><text:span text:style-name="T224"> China </text:span><text:span text:style-name="T225">with </text:span><text:span text:style-name="T224">a</text:span><text:span text:style-name="T225">n</text:span><text:span text:style-name="T224"> opportunity t</text:span><text:span text:style-name="T225">o use</text:span><text:span text:style-name="T224"> the information </text:span><text:span text:style-name="T225">stolen through social engineering attacks for </text:span><text:span text:style-name="T224">espionage </text:span><text:span text:style-name="T225">to gain an advantage for political and military purposes.</text:span><text:span text:style-name="T224"> T</text:span><text:span text:style-name="T85">hey could blackmail, bribe, and/or create a friendship with a person to manipulate them into giving information to them. <text:s/>China most likely would use this information on government diplomats or personnel to track their whereabouts. This also gives China information on non-government employees. </text:span><text:span text:style-name="T224">This information </text:span><text:span text:style-name="T226">can be used to locate proximity of a regular citizen to a target of there choice.</text:span><text:span text:style-name="T224"> <text:s/></text:span><text:span text:style-name="T226">This would allow them to ascertain if </text:span><text:span text:style-name="T224">they are friends with th</text:span><text:span text:style-name="T226">eir</text:span><text:span text:style-name="T224"> target through </text:span><text:span text:style-name="T226">the use of </text:span><text:span text:style-name="T224">social media. </text:span><text:span text:style-name="T226">Given this scenario, </text:span><text:span text:style-name="T224">the only option a victim of the h</text:span><text:span text:style-name="T226">ackers</text:span><text:span text:style-name="T224"> h</text:span><text:span text:style-name="T226">as to</text:span><text:span text:style-name="T224"> prevent being compromised further is to be careful of who they meet. The next person could be trying to do a malicious act. </text:span></text:p>
            <text:p text:style-name="P23">2016 and 2018 United States Election</text:p>
            <text:p text:style-name="P50"><text:span text:style-name="T112"><text:tab/></text:span><text:span text:style-name="T93">2016 Election. </text:span><text:span text:style-name="T171">M</text:span><text:span text:style-name="T173">alicious acts can also be directed towards the election process. <text:s/></text:span><text:span text:style-name="T174">On July 27, 2016, various Russian government hackers launched phishing attacks on </text:span><text:span text:style-name="T173">the former United States Secretary of State </text:span><text:span text:style-name="T174">Hill</text:span><text:span text:style-name="T112">ary Clinton’s personal emails.</text:span><text:span text:style-name="T113"> </text:span><text:span text:style-name="T112">In the Muller reports, </text:span><text:span text:style-name="T175">Robert </text:span><text:span text:style-name="T174">Muller </text:span><text:span text:style-name="T177">former Director of the FBI.</text:span><text:span text:style-name="T112"> suggests that 12 Russian military intelligence officers, deployed the phishing attacks on Democratic email accounts, state election boards, and United States officials of Illinois to try and influence the United States Presidential Election. The hackers worked for Main Intelligence Directorate of General Staff (GRU) </text:span><text:span text:style-name="T114">or Unit 74455</text:span><text:span text:style-name="T112">. These Russian hackers successfully stole 500,000 voter</text:span><text:span text:style-name="T175">s</text:span><text:span text:style-name="T174"> </text:span><text:span text:style-name="T112">information which included the following: names, addresses, </text:span><text:soft-page-break/><text:span text:style-name="T112">Social Security numbers, their date of birth, and driver’s license number. </text:span><text:span text:style-name="T114">Russian Captain</text:span><text:span text:style-name="T112"> </text:span><text:span text:style-name="T114">Nikolay Kozachek, allegedly created the agent malware to put onto th</text:span><text:span text:style-name="T195">e </text:span><text:span text:style-name="T194">Democratic National Committee (</text:span><text:span text:style-name="T195">DNC</text:span><text:span text:style-name="T194">)</text:span><text:span text:style-name="T114"> network in April 2016.</text:span><text:span text:style-name="T135"> </text:span><text:span text:style-name="T114">Unit 74455 mainly stole their information from DCLeaks. </text:span><text:span text:style-name="T123">DCLeaks is a website that has been known to leak </text:span><text:span text:style-name="T194">prominent</text:span><text:span text:style-name="T123"> figures in the United States military and government. This site is also a front for Russian cyber-espionage for the hacking group Fancy Bear. </text:span><text:span text:style-name="T115">While this was going on</text:span><text:span text:style-name="T135"> </text:span><text:span text:style-name="T115">Unit 26165’s officer, Senior Lt. Aleksey Lukashev, used various pen names which included “Den Katenberg” and “Yuliana Martynova” to spear phish </text:span><text:span text:style-name="T176">DNC </text:span><text:span text:style-name="T172">members. One of these members who was infected was </text:span><text:span text:style-name="T139">the </text:span><text:span text:style-name="T172">chairman </text:span><text:span text:style-name="T139">of the DNC </text:span><text:span text:style-name="T172">John Podesta. </text:span><text:span text:style-name="T179">There w</text:span><text:span text:style-name="T116">ere two phishing email attacks. The first attempt used a malicious attachment to try and infect the computers, and the other gave the hackers email passwords. </text:span><text:span text:style-name="T115">The phishing email that Lukashev sent looked like a security warning from Google, where it instructed a user to click a link to change their password. Unfortunately, </text:span><text:span text:style-name="T138">Mr. </text:span><text:span text:style-name="T171">Podesta’s assistant clicked the malicious link and the hack was then released to WikiLeaks. The payload </text:span><text:span text:style-name="T178">would </text:span><text:span text:style-name="T171">put a keylogger on the infected systems </text:span><text:span text:style-name="T138">to monitor the users key strokes</text:span><text:span text:style-name="T171">. The Democratic Congressional Campagin Comittee </text:span><text:span text:style-name="T180">(DCCC)</text:span><text:span text:style-name="T171"> was also infected s</text:span><text:span text:style-name="T138">ince</text:span><text:span text:style-name="T171"> it was the gateway to the DNC. Unit 75544 g</text:span><text:span text:style-name="T138">ained</text:span><text:span text:style-name="T171"> acc</text:span><text:span text:style-name="T115">ess to a total of 33 computers. </text:span><text:span text:style-name="T117">Once inside the DCCC</text:span><text:span text:style-name="T114"> </text:span><text:span text:style-name="T117">and DNC computers </text:span><text:span text:style-name="T118">in mid April of 2016</text:span><text:span text:style-name="T117">, the Russian hackers searched </text:span><text:span text:style-name="T118">for various documents with key terms such as “hillary”, “cruz”, and “trump.” Other documents stolen included some labeled as “Benghazi Investigation.” The Russian hackers goal was to gain oppostion research and “field operation plans” for the 2016 election. On June 22, Russia was in communication with WikiLeaks about releasing their stolen information. </text:span><text:span text:style-name="T119">A month later, WikiLeaks released the DNC email archives of more than </text:span><text:span text:style-name="T330">20,00 </text:span><text:span text:style-name="T119">emails and documents. </text:span><text:span text:style-name="T114">(washingtonpost, 2018)</text:span></text:p>
            <text:p text:style-name="P24"><text:soft-page-break/><text:span text:style-name="T322"><text:tab/></text:span><text:span text:style-name="T327">Midterm-Election. </text:span><text:span text:style-name="T325">During the </text:span><text:span text:style-name="T326">2018</text:span><text:span text:style-name="T325"> midterm elections, </text:span><text:span text:style-name="T326">a</text:span><text:span text:style-name="T324"> </text:span><text:span text:style-name="T320">third-party hacking group located in Russia called Cozy Bear </text:span><text:span text:style-name="T321">created havoc </text:span><text:span text:style-name="T323">by sending phishing emails to government officals.</text:span><text:span text:style-name="T321"> </text:span><text:span text:style-name="T41">How they did this was by reusing their old phishing tactics while using new things. These new things were using decoy email addresses and different obfuscating techniques. Cozy Bear forged various email addresses that appeared to come from the State Department to one organization </text:span><text:span text:style-name="T42">where they received over 136 emails. Once an employee clicked on the link, it infected their computer in a matter of hours. The phishing attack would then deploy malicious payloads such as keyloggers to their computers. </text:span><text:span text:style-name="T43">These Russian hackers attempted to hack </text:span><text:span text:style-name="T44">United States Senator of Missouri </text:span><text:span text:style-name="T43">Clair McCaskill </text:span><text:span text:style-name="T44">while she was attempting to win her third term as a United States Senator</text:span><text:span text:style-name="T329"> </text:span><text:span text:style-name="T43">in 2017. </text:span><text:span text:style-name="T44">T</text:span><text:span text:style-name="T43">wo other candidates in the </text:span><text:span text:style-name="T44">2018 </text:span><text:span text:style-name="T43">midterm elections </text:span><text:span text:style-name="T44">were affected by those hacks as well</text:span><text:span text:style-name="T43">. (nytimes, 2019)</text:span></text:p>
            <text:p text:style-name="P24"><text:span text:style-name="T43"><text:tab/></text:span><text:span text:style-name="T334">Discussion on Democratic hacks. </text:span><text:span text:style-name="T45">From the information gathered from the two paragraphs, it seems like the problem lies with the non-technical users in the Democratic party. </text:span><text:span text:style-name="T46">If Hillary Clinton had not used her personal emails, none of this would of happen. If Hillary Clinton used her business email, the system administrators of the Democratic National Convention would have caught the suspicious email, and filtered that email out. </text:span><text:span text:style-name="T52">What is worse is that the DNC fell for the same trick again by having multiple Democratic </text:span><text:span text:style-name="T68">politicians</text:span><text:span text:style-name="T52"> having leaked emails. </text:span><text:span text:style-name="T46">The users should have also been trained to avoid these mishaps as well. </text:span><text:span text:style-name="T47">Phishing attacks are one of the most easiest forms of attacks for a hacker. <text:s/>All they really need to do is copy some code from a website, and send it as someone similar to </text:span><text:span text:style-name="T48">that website’s email address. </text:span><text:span text:style-name="T49">There are already programs made for script kiddies to use to spear phish vulnerable users </text:span><text:span text:style-name="T50">such as SpeedPhish Framework, Social-Engineering Toolkit, and others. You could also use the </text:span><text:span text:style-name="T68">Linux</text:span><text:span text:style-name="T50"> </text:span><text:soft-page-break/><text:span text:style-name="T50">mail command to send an email by using a fake email address by typing in the terminal: <text:s/></text:span><text:span text:style-name="T51">echo “Change Your Password” | mail -s “My Change Password Subject” <text:s/>-a “From: </text:span><text:a xlink:type="simple" xlink:href="mailto:fakeuser@fakegmailaccount.com" text:style-name="Internet_20_link" text:visited-style-name="Visited_20_Internet_20_Link"><text:span text:style-name="T51">fakeuser@fakegmailaccount.com</text:span></text:a><text:span text:style-name="T51">.”</text:span></text:p>
            <text:p text:style-name="P25">Power Grids <text:span text:style-name="T335">and the potential attacks</text:span></text:p>
            <text:p text:style-name="P25"><text:tab/><text:span text:style-name="T56">There are talks on how the United States power grid is vulnerable to cyber attacks. Well recent articles have proved otherwise. Both the United States and Russia has allegedly hacked each other’s power grid, and has a backdoor for them to execute an attack in the future. Other countries are capble of doing this such as the following: </text:span><text:span text:style-name="T57">China, Isreal, France, Britian, and a few terror grown countries.</text:span><text:span text:style-name="T56"> While there are hundred of victimized machines on the United States power grid, none were executed to turn the power off. (nytimes, 2018) The Russian’s are still victims themselves </text:span><text:span text:style-name="T57">because </text:span><text:span text:style-name="T56">some </text:span><text:span text:style-name="T57">of their power grid’s computers</text:span><text:span text:style-name="T56"> </text:span><text:span text:style-name="T57">were</text:span><text:span text:style-name="T56"> exploited. </text:span><text:span text:style-name="T57">This is very similar situation to the Cuban Missle Crisis because </text:span><text:span text:style-name="T67">of the urgency to be ready at a moments notice </text:span><text:span text:style-name="T57">if one country turns the electricity of one country off, which would result in a loss of millions of dollars to companies, hospitals, homes, and others. </text:span><text:span text:style-name="T69">There is no way to escape it as well because airplanes, trains, and gas stations all rely on electricity.</text:span><text:span text:style-name="T57"> On the other hand, both countries can just wait and collect information on the power grid network and other important documents. </text:span><text:span text:style-name="T58">Another option both countries could do is use the exploited machines in a Distributed Denial of Service attacks. Both Russia and the United States have been the offensive end of cyber attacks, which makes them easier to blame if an attack location was located inside their country. This would also put some political pressure on the current government to have better security, which would result in having more privacy taken away from them. If the government takes more control of their citizens, one of two things could happen: the </text:span><text:span text:style-name="T69">citizens</text:span><text:span text:style-name="T58"> will not care and </text:span><text:soft-page-break/><text:span text:style-name="T58">nothing ever happens, or the </text:span><text:span text:style-name="T69">citizens</text:span><text:span text:style-name="T58"> protest and cause more issues within their country. Whatever happens to these exploited systems, the public will not know about it until years later, similar to the fashion of the Stuxnet attacks. </text:span></text:p>
          </text:section>
        </text:section>
        <text:p text:style-name="P14">Future cyber warfare</text:p>
        <text:p text:style-name="P31"><text:span text:style-name="T90"><text:tab/></text:span><text:span text:style-name="T138">While no one can knows what the future holds in cyberwarfare , there is potential </text:span><text:span text:style-name="T140">both positively and negatively </text:span><text:span text:style-name="T120">with quantum computing. Quantum computing brings new risks and security to the cyber battlefield. </text:span><text:span text:style-name="T121">This is why new protocols are being created, such as Post-Quantum Crypto VPN, Post-Quantum SSH, FrodoKEM, and others that will help secure computers against quantum computers.</text:span></text:p>
        <text:p text:style-name="P16">Quantum computing security</text:p>
        <text:p text:style-name="P38"><text:span text:style-name="T90"><text:tab/></text:span><text:span text:style-name="T124">Security is an important part in today’s world. With the advancement of quantum-computing their needs to be changes with current protocols and cryptography. This is why </text:span><text:span text:style-name="T125">Universities</text:span><text:span text:style-name="T124"> and companies are working together to create new protocols and cryptography to help mitigate the threat of the vulnerabilities that quantum-computers have with current computers. </text:span><text:span text:style-name="T125">This section will go over the new protocols and cryptography that are being created to help protect computers with the emerging technology of quantum computing.</text:span></text:p>
        <text:p text:style-name="P20"><text:tab/><text:span text:style-name="T295">Post-Quantum cryptography project. </text:span><text:span text:style-name="T21">Many various companies </text:span><text:span text:style-name="T22">and</text:span><text:span text:style-name="T21"> academic </text:span><text:span text:style-name="T22">programs are working together to create </text:span><text:span text:style-name="T21">a new key exchange algorithm for quantum computers. </text:span><text:span text:style-name="T59">This is being done, due to the </text:span><text:span text:style-name="T60">current </text:span><text:span text:style-name="T16">Public Key Infrastructure </text:span><text:span text:style-name="T60">being vulnerable to quantum computers.</text:span><text:span text:style-name="T59"> </text:span><text:span text:style-name="T22">Each has their own advantages and disadvantages.</text:span><text:span text:style-name="T21"> The following are </text:span><text:span text:style-name="T22">the algorithms</text:span><text:span text:style-name="T21"> being worked </text:span><text:span text:style-name="T22">on for quantum computing which will be examined further: FrodoKEM, SIKE, Picnic, and qTESLA.</text:span></text:p>
        <text:p text:style-name="P40"><text:soft-page-break/><text:span text:style-name="T94"><text:tab/><text:tab/></text:span><text:span text:style-name="T91">FrodoKEM. </text:span><text:span text:style-name="T94">FrodoKEM is a post-quantum cryptography project that is being created by CWI, Google, McMaster University, Microsoft Resarch, NXP Semiconductor, Stanford University, and the University of Michigan. According to Microsoft </text:span><text:span text:style-name="T96">(2019)</text:span><text:span text:style-name="T94"> “</text:span><text:span text:style-name="T299">FrodoPKE is an improved </text:span><text:span text:style-name="T302">installation</text:span><text:span text:style-name="T299"> and implementation of the Lindner-Peikert scheme ,</text:span><text:span text:style-name="T304">lattice, </text:span><text:span text:style-name="T299">proposed in 2011 which in turn follows Regev’s initial work on LWE.” </text:span><text:span text:style-name="T300">Its core is an LWE public-key encryption called FrodoPKE. It’s name comes from the fact that it does not use </text:span><text:span text:style-name="T311">algebraic</text:span><text:span text:style-name="T300"> ring structure for its schemes. </text:span><text:span text:style-name="T303">This protocol is rich in geometic structures that represent </text:span><text:span text:style-name="T304">the grids of points. FrodoKEM’s security scheme is based on how easy it is to get lost in its dimensions. </text:span><text:span text:style-name="T305">The key size, built from </text:span><text:span text:style-name="T306">FrodoPKE,</text:span><text:span text:style-name="T305"> is </text:span><text:span text:style-name="T306">ten</text:span><text:span text:style-name="T305"> times smaller than orignally </text:span><text:span text:style-name="T306">built which results in stronger security in its protocols. </text:span><text:span text:style-name="T307">It uses an “algebraic unstrutrucutred” latientcy which results in a lack of performance, but is still capable of use for </text:span><text:span text:style-name="T308">devices such as networks and applications. Some of the advantages of </text:span><text:span text:style-name="T309">using FrodoKEM is that is easy to implement since it uses only 250 lines of C code. Another advantage to using FrodoKem is its resistant to side-channel attacks. (umich, </text:span><text:span text:style-name="T310">2018)</text:span></text:p>
        <text:p text:style-name="P29"><text:span text:style-name="T90"><text:tab/><text:tab/></text:span><text:span text:style-name="T91">SIKE. </text:span><text:span text:style-name="T95">Supersingular Isogeny Key Encapsulation (SIKE) is a post-quantum cryptography being worked on by Amazon, Florida Atlantic University, InfoSec Global, Microsoft Resarch, Radbound University, Texas Instruments, </text:span><text:span text:style-name="T301">Université de Versailles, and the University of Waterloo.</text:span><text:span text:style-name="T95"> <text:s/></text:span><text:span text:style-name="T127">Florida Atlantic University helped out the SIKE project by creating ARM capability of Supersingular Isogeny D</text:span><text:span text:style-name="T128">i</text:span><text:span text:style-name="T127">ffie-Hellman (SIDH) and helped developed FPGA for SIDH. </text:span><text:span text:style-name="T95">SIKE is based from the Supersingular Isogeny Diffie-Hellman protocol. </text:span><text:span text:style-name="T96">According to Microsoft (2019)</text:span></text:p>
        <text:p text:style-name="P47"><text:soft-page-break/><text:span text:style-name="T297">The algorithms use arithmetic operations on elliptic curves defined over finite fields and compute maps, so-called isogenies, between such curves. The security of SIDH and SIKE relies on the hardness of finding a specific isogeny between two such elliptic curves, or equivalently, of finding a path between them in the isogeny graph.</text:span><text:span text:style-name="T23"> (</text:span><text:a xlink:type="simple" xlink:href="https://www.microsoft.com/en-us/research/project/sike/" text:style-name="Internet_20_link" text:visited-style-name="Visited_20_Internet_20_Link"><text:span text:style-name="T23">sike</text:span></text:a><text:span text:style-name="T23">)</text:span></text:p>
        <text:p text:style-name="P48"><text:span text:style-name="T23">S</text:span><text:span text:style-name="T11">upersingular Isogeny Key Encapsulation is designed to <text:s/>resist crypt-analytic attacks from quantum computers. </text:span><text:span text:style-name="T61">It does this by proving the perfect forward secrecy as its cryptography standard. </text:span><text:span text:style-name="T11">It uses 2688-bit for it’s public-key in its security level. </text:span><text:span text:style-name="T63">Some advances of SIKE is that </text:span><text:span text:style-name="T64">there isn’t a decryption error found as of now, very simple cryptography that assumes generic attacks, and others. </text:span><text:span text:style-name="T65">Some disadvantages of using SIKE is that it is twice as slow as some of the other protocols and future attacks </text:span><text:span text:style-name="T66">are not protected by</text:span><text:span text:style-name="T65"> </text:span><text:span text:style-name="T63"><text:s/></text:span></text:p>
        <text:p text:style-name="P19"><text:tab/><text:tab/><text:span text:style-name="T296">Picnic. </text:span><text:span text:style-name="T24">Picnic which is short for post-quantum digital signature algorithm which is part of the upcoming quantum cryptography. <text:s/>This is currently being developed by Aarhus University, AIT Austrian Institude of Technology GmbH, DFINITY, Graz University of Technology, Georgia Tech, Microsoft Research, Northwestern University, Princeton, the Technical University of Denmark, and University of Maryland. </text:span><text:span text:style-name="T53">Picnic </text:span><text:span text:style-name="T54">protocols are simiar to LowMC and ZK++ which are also based on ZKBoo.</text:span><text:span text:style-name="T24"> </text:span><text:span text:style-name="T25">Instead of using hard problems or number theories, Picnic uses zero-knowledge proof. Zero-knowledge proof has a secret, but doesn’t disclose the secret to build trust. It combines symmetric cryptography, block ciphers, and hash functions, to create a novel signature scheme. </text:span><text:span text:style-name="T54">Picnic is already compatabile with modified OpenSSL code, </text:span><text:span text:style-name="T55">and it also comes with compatiabilty with current X.509 certificate schemes. </text:span><text:span text:style-name="T39">(Microsoft, 2019)</text:span></text:p>
        <text:p text:style-name="P27"><text:soft-page-break/><text:span text:style-name="T317"><text:tab/><text:tab/></text:span><text:span text:style-name="T318">QTESLA. </text:span><text:span text:style-name="T70">QTESLA is another post-quantum cryptography algorithm that is currently being developed for quantum computing. </text:span><text:span text:style-name="T71">It’s signature scheme is absed on the Bai-Galbraith Scheme which the Bai-Galbraith scheme is based off of Fita-Shamir with Aborts scheme. </text:span><text:span text:style-name="T70">The developers of this quantum-computing encryption algorithms are ISARA Corporation, Microsoft Research, Ondokuz Mayis University, Technische </text:span><text:span text:style-name="T312">Universität Darmstadt, University SãoPaulo</text:span><text:span text:style-name="T313"> and the University of Washington, Tacoma. QTESLA uses the post-quantum digital signature scheme to provide security by hardening the Ring Learning With Errors (R-LWE) problem, which relates to lattices hard problems. </text:span><text:span text:style-name="T314">It’s security is explicit because a user can explicitly give the relation between success probabilities of the R-LWE problem and forging qTESLA signatures. This feature causes small parameters and better performance of the installation on a quantum computer. </text:span><text:span text:style-name="T315">Qtesla is also compatible with exisiting X.509 code, by editing a file to allow larger signature sizes. </text:span><text:span text:style-name="T316">Unfortunately, this project does not reach the NIST Security level 5 parameters (AES-256), but only a level 3 parameter (AES-128).</text:span><text:span text:style-name="T315"> <text:s/></text:span><text:span text:style-name="T298">(Microsoft, 2019)</text:span></text:p>
        <text:p text:style-name="P16"><text:tab/><text:span text:style-name="T295">Post-Quantum Protocols. </text:span><text:span text:style-name="T26">With the rise of quantum computers, there needs to be new ways to protect against common protocols. </text:span><text:span text:style-name="T27">Fortunately, companies such as Microsoft are building protocols to work alongside quantum computers. Instead of using regular protocols such as </text:span><text:span text:style-name="T62">a Virtual Private Network (</text:span><text:span text:style-name="T27">VPN</text:span><text:span text:style-name="T62">)</text:span><text:span text:style-name="T27">, </text:span><text:span text:style-name="T62">Transport Layer Security (</text:span><text:span text:style-name="T27">TLS</text:span><text:span text:style-name="T62">)</text:span><text:span text:style-name="T27">, and </text:span><text:span text:style-name="T63">Secure Shell (</text:span><text:span text:style-name="T27">SSH</text:span><text:span text:style-name="T63">) </text:span><text:span text:style-name="T27">, new protocols for quantum computing such as Post-Quantum VPN, TLS, and SSH are being built to better secure the protocols.</text:span></text:p>
        <text:p text:style-name="P16"><text:span text:style-name="T27"><text:tab/><text:tab/></text:span><text:span text:style-name="T319">Post-Quantum Crypto VPN. </text:span><text:span text:style-name="T28">Post-quantum </text:span><text:span text:style-name="T29">crypto</text:span><text:span text:style-name="T28"> VPN is based off of the Virtual Private Network (VPN) concept. To better understand what the post-quantum crypto </text:span><text:soft-page-break/><text:span text:style-name="T28">VPN, we need to know what a VPN can do. A VPN can establish a secure link between two networks through the internet </text:span><text:span text:style-name="T29">and can allow applications and files to run inside them as if it was on one network. <text:s/>The post-quantum is very similar to a regular VPN, but it uses post-quantum cryptography for its security to protect itself from new algorithms. </text:span></text:p>
        <text:p text:style-name="P22"><text:span text:style-name="T29"><text:tab/></text:span><text:span text:style-name="T11">Post-Quantum Crypto VPN is forked off of OpenVPN and is also modified with post-quantum cryptography. Post-quantum crypto vpn is only experimental, and should not be used as a regular VPN that can protect data and communications because cryptanalysis and research still needs to be done in order to figure out which algorithms make post-quantum safe. </text:span><text:span text:style-name="T30">Currently, post-quantum traffic is only protected from attacks by a quantum computer. </text:span><text:span text:style-name="T39">(Microsoft, 2019)</text:span></text:p>
        <text:p text:style-name="P17"><text:tab/><text:tab/><text:span text:style-name="T319">Post-Quantum TLS. </text:span><text:span text:style-name="T31">To better understand Post-Quantum Transport Layer Security, we first need to understand regular Transport Layer Security (TLS). </text:span><text:span text:style-name="T32">TLS is one of the most used security protocols today, that protects the exchange between web clients and servers. </text:span><text:span text:style-name="T33">Cryptography messages are exchanged from the server and client by using asymmetric key. Then the asymmetric key will be used to <text:s/>derive the symmetric key. </text:span><text:span text:style-name="T34">The symmetric key encrypts the rest of the session. </text:span><text:span text:style-name="T33">The asymmetic key is created b</text:span><text:span text:style-name="T32">ecause TLS is only secure with today’s computers, which is why Post-Quantum TLS was created. Post-Quantum will use a quantum RSA and Elliptic Curve DH algorithms along side it. </text:span><text:span text:style-name="T34">For now, the best way to use the new post-quantum cryptographic scheme is by using the hybrid mode. The hybrid mode will essentially use both a post-quantum and regular </text:span><text:span text:style-name="T35">TLS for the exchanges and signatures. </text:span><text:span text:style-name="T39">(Microsoft, 2019)</text:span></text:p>
        <text:p text:style-name="P16"><text:tab/><text:tab/><text:span text:style-name="T319">Post-Quantum SSH. </text:span><text:span text:style-name="T36">The Secure Shell (SSH) is a very common protocol in today’s words. Unfortunately, this protocol is vulnerable to quantum computers due to it using asymmetic cryptography for its security. How SSH </text:span><text:span text:style-name="T37">works is it allows two systems to connect to </text:span><text:soft-page-break/><text:span text:style-name="T37">each other remotely through an secure connection. This secure connection encrypts the data that passes through. </text:span><text:span text:style-name="T38">Because current asymmetric encryption algorithms (RSA and ECDH) do not work, they will have to be replaced with quantum-safe algorithms. While asymmetric algorithms are highly vulnerable to quantum computers, the symmetric algorithms are less likely to be exploited due to the need to increase the key length. During authentication, the server or client uses a pubic key to prove its identity. This also needs to be updated since it is not safe with quantum computers. Currently it would be in the best practice if post-quantum SSH is used in hybrid mode since hybrid uses both the current ssh and quantum ssh exchange/signature. </text:span><text:span text:style-name="T39">(Microsoft, 2019)</text:span></text:p>
        <text:p text:style-name="P16">Quantum computing <text:span text:style-name="T328">vulnerabilities</text:span></text:p>
        <text:p text:style-name="P16"><text:tab/><text:span text:style-name="T15">Quantum computing is a computer to look forward to the future, but it also brings new vulnerabilities that have not been discovered yet. </text:span><text:span text:style-name="T16">Companies like Intel and Google are already making computer components with </text:span><text:span text:style-name="T20">quantum</text:span><text:span text:style-name="T16"> computing. Google has built a quantum computing processor that uses 72-qubit and Intel’s i9 processor. Unfortunately, if a black hat hacker had a computer with quantum power within it, it could exploit any Public Key Infrastructure Standard a computer uses </text:span><text:span text:style-name="T19">like Rivest-Shamir-Adleman (RSA), Elliptic curve Diffie-Hellamn (ECDH), and Digtial Signature Algorithm (DSA)</text:span><text:span text:style-name="T16">. </text:span><text:span text:style-name="T17">This standard helps with a secured transfer of various information that online businesses, banks, and confidential emails use. </text:span><text:span text:style-name="T18">(Rash, 2018) </text:span><text:span text:style-name="T17">This could be exploited </text:span><text:span text:style-name="T18">with a brute force attack</text:span><text:span text:style-name="T17"> in the future b</text:span><text:span text:style-name="T18">y</text:span><text:span text:style-name="T17"> a </text:span><text:span text:style-name="T18">malicious</text:span><text:span text:style-name="T17"> nation to create </text:span><text:span text:style-name="T18">economic</text:span><text:span text:style-name="T17"> turmoil within </text:span><text:span text:style-name="T18">the victim</text:span><text:span text:style-name="T17"> country </text:span><text:span text:style-name="T18">or countries.</text:span><text:span text:style-name="T16"> Luckily, AES with 256-bit keys, SHA-2 and SHA3 are </text:span><text:span text:style-name="T20">relatively</text:span><text:span text:style-name="T16"> secure against quantum computing attacks if some modifications were made with it. </text:span><text:span text:style-name="T40">(Microsoft, 2019)</text:span></text:p>
        <text:section text:style-name="Sect1" text:name="Conclusion">
          <text:p text:style-name="P21"><text:soft-page-break/>Conclusion and Findings</text:p>
          <text:p text:style-name="P6"><text:tab/><text:span text:style-name="T293">C</text:span>yber warfare has been around since the beginning of computer systems. It may have not been originally been used for cyber warfare, but it created the path for what cyber warfare is today. If Stuxnet was <text:span text:style-name="T293">capable of bringing</text:span> down a nuclear plant that was <text:span text:style-name="T293">intended to be used to build</text:span> nuclear weapons, <text:span text:style-name="T293">one must wonder what kind of malicious virus, trojans, worms, and etc. could</text:span> hackers be able to <text:span text:style-name="T5">create in</text:span> ten to fifteen years from today? <text:span text:style-name="T293">Small countries around the world use cyber warfare now to attack and protect other people since their armies are smaller than countries like the United States and Russia. Even today, cyber warfare can be used to manipulate elections by sending false emails to political officials. <text:s/>Countries can also possibly create havoc by shutting down a county’s electricity. Russian and the United States both are capable of shutting down the other countries power grid, but there are other advantages of not doing so. If they wanted to collect more intelligence on <text:s/>The future of quantum computing in uncertain at this moment, but will current security and vulnerabilities go away with this rising technology? No, computers will always have some sort of vulnerability to them, which is why we need to build stronger polices, hardware, and software. </text:span></text:p>
          <text:section text:style-name="Sect1" text:name="References">
            <text:p text:style-name="P41">References</text:p>
            <text:p text:style-name="P7">Nakashima, E., &amp; Timberg, C. (2018, December 11). U.S. investigators point to China in Marriott hack affecting 500 million guests. Retrieved from https://beta.washingtonpost.com/technology/2018/12/12/us-investigators-point-china-marriott-hack-affecting-million-travelers/ </text:p>
            <text:p text:style-name="P44">Fruhlinger, J. (n.d.). What Is Stuxnet, Who Created It And How Does It Work?. <text:span text:style-name="T6">CSO Online</text:span>. Retrieved September 7, 2019, from https://www.csoonline.com/article/3218104/what-is-stuxnet-who-created-it-and-how-does-it-work.html </text:p>
            <text:p text:style-name="P44">Eternalblue: The NSA-developed Exploit That Just Won't Die. (2019, August 20). Retrieved from https://www.sentinelone.com/blog/eternalblue-nsa-developed-exploit-just-wont-die/ </text:p>
            <text:p text:style-name="P44">Kerner, S. M. (2019, September 21). U.S. Government Blames North Korea for WannaCry Ransomware Attack. Retrieved from https://www.eweek.com/security/u.s.-government-blames-north-korea-for-wannacry-ransomware-attack </text:p>
            <text:p text:style-name="P44">The future of security is to be found in quantum computing. (2018, September 19). Retrieved from https://www.pandasecurity.com/mediacenter/security/security-quantum-computing/ </text:p>
            <text:p text:style-name="P44">Rash, W., Rash, W., &amp; Rash, W. (2018, October 24). Is Quantum Computing Really a Threat to IT Security? Retrieved from https://www.pcmag.com/article/364557/is-quantum-computing-really-a-threat-to-it-security </text:p>
            <text:p text:style-name="P44">Post-quantum Cryptography. (n.d.). Retrieved November 11, 2019, from https://www.microsoft.com/en-us/research/project/post-quantum-cryptography/. </text:p>
            <text:p text:style-name="P44"><text:soft-page-break/>Lomans, M. (n.d.). " Investigating Titan Rain (Cyber Espionage)" Cyber Security &amp; Cyber Operations. Retrieved October 27, 2019, from https://www.academia.edu/32222445/_Investigating_Titan_Rain_Cyber_Espionage_Cyber_Security_and_Cyber_Operations. </text:p>
            <text:p text:style-name="P45">Perlroth, N. (2019, January 18). D.N.C. Says It Was Targeted Again by Russian Hackers After '18 Election. Retrieved from https://www.nytimes.com/2019/01/18/technology/dnc-russian-hacking.html. </text:p>
            <text:p text:style-name="P46">Ellen Nakashima, S. H. (2018, July 14). How the Russians hacked the DNC and passed its emails to WikiLeaks. Retrieved from https://www.washingtonpost.com/world/national-security/how-the-russians-hacked-the-dnc-and-passed-its-emails-to-wikileaks/2018/07/13/af19a828-86c3-11e8-8553-a3ce89036c78_story.html. </text:p>
            <text:p text:style-name="P46">Sanger, D. E. (2018, July 28). Russian Hackers Appear to Shift Focus to U.S. Power Grid. Retrieved from https://www.nytimes.com/2018/07/27/us/politics/russian-hackers-electric-grid-elections-.html. </text:p>
            <text:p text:style-name="P46">Zach Champion EECS: Computer Science and EngineeringMay 15, 2018. (2018, May 15). Building a security standard for a post-quantum future. Retrieved from https://news.engin.umich.edu/2018/05/building-a-security-standard-for-a-post-quantum-future/. </text:p>
            <text:p text:style-name="P46">McGuinness, D. (2017, April 27). How a cyber attack transformed Estonia. Retrieved from https://www.bbc.com/news/39655415. </text:p>
          </text:section>
        </text:section>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0bac68"/>
    </style:style>
    <style:style style:name="MT1" style:family="text">
      <style:text-properties officeooo:rsid="00bbfe7d"/>
    </style:style>
    <style:style style:name="MT2" style:family="text">
      <style:text-properties officeooo:rsid="000bac68"/>
    </style:style>
    <style:style style:name="MT3" style:family="text">
      <style:text-properties officeooo:rsid="000bac68" fo:background-color="transparent" loext:char-shading-value="0"/>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span text:style-name="MT1">Cyber Warfare</text:span><text:tab/><text:tab/><text:page-number text:select-page="current">21</text:page-number></text:p>
      </style:header>
    </style:master-page>
    <style:master-page style:name="First_20_Page" style:display-name="First Page" style:page-layout-name="Mpm2" style:next-style-name="Standard">
      <style:header>
        <text:p text:style-name="MP1"><text:span text:style-name="MT2">Topic Selection: Cyber </text:span><text:span text:style-name="MT3">W</text:span><text:span text:style-name="MT2">arfare <text:tab/><text:tab/></text:span><text:span text:style-name="MT2"><text:page-number text:select-page="current">1</text:page-number></text:span></text:p>
      </style:header>
    </style:master-page>
    <style:master-page style:name="Index" style:page-layout-name="Mpm3">
      <style:header>
        <text:p text:style-name="Header"/>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24T18:02:14.126769638</meta:creation-date>
    <meta:editing-duration>P2DT4H24M44S</meta:editing-duration>
    <meta:editing-cycles>47</meta:editing-cycles>
    <meta:generator>LibreOffice/6.3.3.2.0$Linux_X86_64 LibreOffice_project/30$Build-2</meta:generator>
    <dc:date>2019-12-07T10:19:21.631046312</dc:date>
    <meta:print-date>2019-11-20T11:04:26.715554049</meta:print-date>
    <meta:document-statistic meta:table-count="0" meta:image-count="0" meta:object-count="0" meta:page-count="21" meta:paragraph-count="70" meta:word-count="5304" meta:character-count="35106" meta:non-whitespace-character-count="29758"/>
  </office:meta>
</office:document-meta>
</file>